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699f" officeooo:paragraph-rsid="0013699f"/>
    </style:style>
    <style:style style:name="P2" style:family="paragraph" style:parent-style-name="Standard">
      <style:text-properties fo:color="#ff0000" fo:font-weight="bold" officeooo:rsid="0013e975" officeooo:paragraph-rsid="0013e975" style:font-weight-asian="bold" style:font-weight-complex="bold"/>
    </style:style>
    <style:style style:name="P3" style:family="paragraph" style:parent-style-name="Standard">
      <style:text-properties fo:color="#ff0000" fo:font-weight="bold" officeooo:rsid="0013fd11" officeooo:paragraph-rsid="0013fd11" style:font-weight-asian="bold" style:font-weight-complex="bold"/>
    </style:style>
    <style:style style:name="P4" style:family="paragraph" style:parent-style-name="Standard">
      <style:text-properties fo:color="#ff0000" fo:font-weight="bold" officeooo:rsid="0013699f" officeooo:paragraph-rsid="0013699f" style:font-weight-asian="bold" style:font-weight-complex="bold"/>
    </style:style>
    <style:style style:name="P5" style:family="paragraph" style:parent-style-name="Standard">
      <style:text-properties officeooo:rsid="0013e975" officeooo:paragraph-rsid="0013e975"/>
    </style:style>
    <style:style style:name="P6" style:family="paragraph" style:parent-style-name="Standard">
      <style:text-properties officeooo:rsid="0013e975" officeooo:paragraph-rsid="001b5e27"/>
    </style:style>
    <style:style style:name="P7" style:family="paragraph" style:parent-style-name="Standard">
      <style:text-properties fo:color="#000000" fo:font-weight="normal" officeooo:rsid="0013e975" officeooo:paragraph-rsid="0013e975" style:font-weight-asian="normal" style:font-weight-complex="normal"/>
    </style:style>
    <style:style style:name="P8" style:family="paragraph" style:parent-style-name="Standard">
      <style:text-properties fo:color="#000000" fo:font-weight="normal" officeooo:rsid="0013fd11" officeooo:paragraph-rsid="0013fd11" style:font-weight-asian="normal" style:font-weight-complex="normal"/>
    </style:style>
    <style:style style:name="P9" style:family="paragraph" style:parent-style-name="Standard">
      <style:text-properties officeooo:rsid="0015438b" officeooo:paragraph-rsid="0015438b"/>
    </style:style>
    <style:style style:name="P10" style:family="paragraph" style:parent-style-name="Standard">
      <style:text-properties officeooo:rsid="00165ad5" officeooo:paragraph-rsid="00165ad5"/>
    </style:style>
    <style:style style:name="P11" style:family="paragraph" style:parent-style-name="Standard">
      <style:text-properties officeooo:rsid="00165ad5" officeooo:paragraph-rsid="0019bfb2"/>
    </style:style>
    <style:style style:name="P12" style:family="paragraph" style:parent-style-name="Standard">
      <style:text-properties officeooo:rsid="00165ad5" officeooo:paragraph-rsid="001add9a"/>
    </style:style>
    <style:style style:name="P13" style:family="paragraph" style:parent-style-name="Standard">
      <style:text-properties fo:color="#0000cc" officeooo:rsid="0013e975" officeooo:paragraph-rsid="0013e975"/>
    </style:style>
    <style:style style:name="P14" style:family="paragraph" style:parent-style-name="Standard">
      <style:text-properties fo:color="#0000cc" fo:font-weight="bold" officeooo:rsid="0013699f" officeooo:paragraph-rsid="0013699f" style:font-weight-asian="bold" style:font-weight-complex="bold"/>
    </style:style>
    <style:style style:name="P15" style:family="paragraph" style:parent-style-name="Standard">
      <style:text-properties fo:color="#0000cc" fo:font-weight="bold" officeooo:rsid="00148a60" officeooo:paragraph-rsid="00148a60" style:font-weight-asian="bold" style:font-weight-complex="bold"/>
    </style:style>
    <style:style style:name="P16" style:family="paragraph" style:parent-style-name="Standard">
      <style:text-properties officeooo:rsid="0019bfb2" officeooo:paragraph-rsid="0019bfb2"/>
    </style:style>
    <style:style style:name="P17" style:family="paragraph" style:parent-style-name="Standard">
      <style:text-properties fo:color="#0000ff" fo:font-weight="bold" officeooo:rsid="00165ad5" officeooo:paragraph-rsid="001add9a" style:font-weight-asian="bold" style:font-weight-complex="bold"/>
    </style:style>
    <style:style style:name="P18" style:family="paragraph" style:parent-style-name="Standard">
      <style:text-properties fo:color="#0000ff" fo:font-weight="bold" officeooo:rsid="002280e4" officeooo:paragraph-rsid="002280e4" style:font-weight-asian="bold" style:font-weight-complex="bold"/>
    </style:style>
    <style:style style:name="P19" style:family="paragraph" style:parent-style-name="Standard">
      <style:text-properties fo:color="#0000ff" fo:font-weight="bold" officeooo:rsid="00318a8a" officeooo:paragraph-rsid="00318a8a" style:font-weight-asian="bold" style:font-weight-complex="bold"/>
    </style:style>
    <style:style style:name="P20" style:family="paragraph" style:parent-style-name="Standard">
      <style:text-properties fo:color="#0000ff" fo:font-weight="bold" officeooo:rsid="00365be8" officeooo:paragraph-rsid="00365be8" style:font-weight-asian="bold" style:font-weight-complex="bold"/>
    </style:style>
    <style:style style:name="P21" style:family="paragraph" style:parent-style-name="Standard">
      <style:text-properties fo:color="#0000ff" fo:font-weight="bold" officeooo:rsid="00407d47" officeooo:paragraph-rsid="00407d47" style:font-weight-asian="bold" style:font-weight-complex="bold"/>
    </style:style>
    <style:style style:name="P22" style:family="paragraph" style:parent-style-name="Standard">
      <style:text-properties fo:color="#0000ff" fo:font-weight="bold" officeooo:rsid="00438933" officeooo:paragraph-rsid="00438933" style:font-weight-asian="bold" style:font-weight-complex="bold"/>
    </style:style>
    <style:style style:name="P23" style:family="paragraph" style:parent-style-name="Standard">
      <style:text-properties fo:color="#0000ff" fo:font-weight="bold" officeooo:rsid="004d6b73" officeooo:paragraph-rsid="004d6b73" style:font-weight-asian="bold" style:font-weight-complex="bold"/>
    </style:style>
    <style:style style:name="P24" style:family="paragraph" style:parent-style-name="Standard">
      <style:text-properties officeooo:rsid="001add9a" officeooo:paragraph-rsid="001add9a"/>
    </style:style>
    <style:style style:name="P25" style:family="paragraph" style:parent-style-name="Standard">
      <style:text-properties officeooo:rsid="001b5e27" officeooo:paragraph-rsid="001b5e27"/>
    </style:style>
    <style:style style:name="P26" style:family="paragraph" style:parent-style-name="Standard">
      <style:text-properties fo:font-weight="bold" officeooo:rsid="0020bb97" officeooo:paragraph-rsid="0020bb97" style:font-weight-asian="bold" style:font-weight-complex="bold"/>
    </style:style>
    <style:style style:name="P27" style:family="paragraph" style:parent-style-name="Standard">
      <style:text-properties fo:font-weight="bold" officeooo:rsid="002c2cc3" officeooo:paragraph-rsid="002c2cc3" style:font-weight-asian="bold" style:font-weight-complex="bold"/>
    </style:style>
    <style:style style:name="P28" style:family="paragraph" style:parent-style-name="Standard">
      <style:text-properties fo:font-weight="bold" officeooo:rsid="002a042d" officeooo:paragraph-rsid="002a042d" style:font-weight-asian="bold" style:font-weight-complex="bold"/>
    </style:style>
    <style:style style:name="P29" style:family="paragraph" style:parent-style-name="Standard">
      <style:text-properties fo:font-weight="bold" officeooo:rsid="002a042d" officeooo:paragraph-rsid="002f7b84" style:font-weight-asian="bold" style:font-weight-complex="bold"/>
    </style:style>
    <style:style style:name="P30" style:family="paragraph" style:parent-style-name="Standard">
      <style:text-properties fo:font-weight="bold" officeooo:rsid="002e5fdf" officeooo:paragraph-rsid="002e5fdf" style:font-weight-asian="bold" style:font-weight-complex="bold"/>
    </style:style>
    <style:style style:name="P31" style:family="paragraph" style:parent-style-name="Standard">
      <style:text-properties fo:font-weight="bold" officeooo:rsid="002e5fdf" officeooo:paragraph-rsid="0030e853" style:font-weight-asian="bold" style:font-weight-complex="bold"/>
    </style:style>
    <style:style style:name="P32" style:family="paragraph" style:parent-style-name="Standard">
      <style:text-properties fo:font-weight="bold" officeooo:rsid="002df5a7" officeooo:paragraph-rsid="002df5a7" style:font-weight-asian="bold" style:font-weight-complex="bold"/>
    </style:style>
    <style:style style:name="P33" style:family="paragraph" style:parent-style-name="Standard">
      <style:text-properties fo:font-weight="bold" officeooo:rsid="00438933" officeooo:paragraph-rsid="00438933" style:font-weight-asian="bold" style:font-weight-complex="bold"/>
    </style:style>
    <style:style style:name="P34" style:family="paragraph" style:parent-style-name="Standard">
      <style:text-properties fo:font-weight="bold" officeooo:rsid="004810d7" officeooo:paragraph-rsid="004810d7" style:font-weight-asian="bold" style:font-weight-complex="bold"/>
    </style:style>
    <style:style style:name="P35" style:family="paragraph" style:parent-style-name="Standard">
      <style:text-properties officeooo:rsid="001e2645" officeooo:paragraph-rsid="001e2645"/>
    </style:style>
    <style:style style:name="P36" style:family="paragraph" style:parent-style-name="Standard">
      <style:text-properties officeooo:rsid="001e8849" officeooo:paragraph-rsid="001e8849"/>
    </style:style>
    <style:style style:name="P37" style:family="paragraph" style:parent-style-name="Standard">
      <style:text-properties officeooo:rsid="001ed4fc" officeooo:paragraph-rsid="001ed4fc"/>
    </style:style>
    <style:style style:name="P38" style:family="paragraph" style:parent-style-name="Standard">
      <style:text-properties officeooo:rsid="001f24eb" officeooo:paragraph-rsid="001f24eb"/>
    </style:style>
    <style:style style:name="P39" style:family="paragraph" style:parent-style-name="Standard">
      <style:text-properties officeooo:rsid="0020bb97" officeooo:paragraph-rsid="0020bb97"/>
    </style:style>
    <style:style style:name="P40" style:family="paragraph" style:parent-style-name="Standard">
      <style:text-properties fo:font-weight="normal" officeooo:rsid="0020bb97" officeooo:paragraph-rsid="0020bb97" style:font-weight-asian="normal" style:font-weight-complex="normal"/>
    </style:style>
    <style:style style:name="P41" style:family="paragraph" style:parent-style-name="Standard">
      <style:text-properties fo:font-weight="normal" officeooo:rsid="00254418" officeooo:paragraph-rsid="00254418" style:font-weight-asian="normal" style:font-weight-complex="normal"/>
    </style:style>
    <style:style style:name="P42" style:family="paragraph" style:parent-style-name="Standard">
      <style:text-properties fo:font-weight="normal" officeooo:rsid="00297c5f" officeooo:paragraph-rsid="00297c5f" style:font-weight-asian="normal" style:font-weight-complex="normal"/>
    </style:style>
    <style:style style:name="P43" style:family="paragraph" style:parent-style-name="Standard">
      <style:text-properties fo:font-weight="normal" officeooo:rsid="002a042d" officeooo:paragraph-rsid="002a042d" style:font-weight-asian="normal" style:font-weight-complex="normal"/>
    </style:style>
    <style:style style:name="P44" style:family="paragraph" style:parent-style-name="Standard">
      <style:text-properties fo:font-weight="normal" officeooo:rsid="002b9d08" officeooo:paragraph-rsid="002b9d08" style:font-weight-asian="normal" style:font-weight-complex="normal"/>
    </style:style>
    <style:style style:name="P45" style:family="paragraph" style:parent-style-name="Standard">
      <style:text-properties fo:font-weight="normal" officeooo:rsid="002c2cc3" officeooo:paragraph-rsid="002c2cc3" style:font-weight-asian="normal" style:font-weight-complex="normal"/>
    </style:style>
    <style:style style:name="P46" style:family="paragraph" style:parent-style-name="Standard">
      <style:text-properties fo:font-weight="normal" officeooo:rsid="002c2cc3" officeooo:paragraph-rsid="002df5a7" style:font-weight-asian="normal" style:font-weight-complex="normal"/>
    </style:style>
    <style:style style:name="P47" style:family="paragraph" style:parent-style-name="Standard">
      <style:text-properties fo:font-weight="normal" officeooo:rsid="002df5a7" officeooo:paragraph-rsid="002df5a7" style:font-weight-asian="normal" style:font-weight-complex="normal"/>
    </style:style>
    <style:style style:name="P48" style:family="paragraph" style:parent-style-name="Standard">
      <style:text-properties fo:font-weight="normal" officeooo:rsid="002e5fdf" officeooo:paragraph-rsid="002e5fdf" style:font-weight-asian="normal" style:font-weight-complex="normal"/>
    </style:style>
    <style:style style:name="P49" style:family="paragraph" style:parent-style-name="Standard">
      <style:text-properties fo:font-weight="normal" officeooo:rsid="002f7b84" officeooo:paragraph-rsid="002f7b84" style:font-weight-asian="normal" style:font-weight-complex="normal"/>
    </style:style>
    <style:style style:name="P50" style:family="paragraph" style:parent-style-name="Standard">
      <style:text-properties fo:font-weight="normal" officeooo:rsid="0030e853" officeooo:paragraph-rsid="0030e853" style:font-weight-asian="normal" style:font-weight-complex="normal"/>
    </style:style>
    <style:style style:name="P51" style:family="paragraph" style:parent-style-name="Standard">
      <style:text-properties fo:font-weight="normal" officeooo:rsid="00318a8a" officeooo:paragraph-rsid="00318a8a" style:font-weight-asian="normal" style:font-weight-complex="normal"/>
    </style:style>
    <style:style style:name="P52" style:family="paragraph" style:parent-style-name="Standard">
      <style:text-properties fo:font-weight="normal" officeooo:rsid="00335aac" officeooo:paragraph-rsid="00335aac" style:font-weight-asian="normal" style:font-weight-complex="normal"/>
    </style:style>
    <style:style style:name="P53" style:family="paragraph" style:parent-style-name="Standard">
      <style:text-properties fo:font-weight="normal" officeooo:rsid="0035f15d" officeooo:paragraph-rsid="0035f15d" style:font-weight-asian="normal" style:font-weight-complex="normal"/>
    </style:style>
    <style:style style:name="P54" style:family="paragraph" style:parent-style-name="Standard">
      <style:text-properties fo:font-weight="normal" officeooo:rsid="00365be8" officeooo:paragraph-rsid="00365be8" style:font-weight-asian="normal" style:font-weight-complex="normal"/>
    </style:style>
    <style:style style:name="P55" style:family="paragraph" style:parent-style-name="Standard">
      <style:text-properties fo:font-weight="normal" officeooo:rsid="0036686b" officeooo:paragraph-rsid="0036686b" style:font-weight-asian="normal" style:font-weight-complex="normal"/>
    </style:style>
    <style:style style:name="P56" style:family="paragraph" style:parent-style-name="Standard">
      <style:text-properties fo:font-weight="normal" officeooo:rsid="00375249" officeooo:paragraph-rsid="00375249" style:font-weight-asian="normal" style:font-weight-complex="normal"/>
    </style:style>
    <style:style style:name="P57" style:family="paragraph" style:parent-style-name="Standard">
      <style:text-properties fo:font-weight="normal" officeooo:rsid="0037789d" officeooo:paragraph-rsid="0037789d" style:font-weight-asian="normal" style:font-weight-complex="normal"/>
    </style:style>
    <style:style style:name="P58" style:family="paragraph" style:parent-style-name="Standard">
      <style:text-properties fo:font-weight="normal" officeooo:rsid="00395371" officeooo:paragraph-rsid="00395371" style:font-weight-asian="normal" style:font-weight-complex="normal"/>
    </style:style>
    <style:style style:name="P59" style:family="paragraph" style:parent-style-name="Standard">
      <style:text-properties fo:font-weight="normal" officeooo:rsid="003b1850" officeooo:paragraph-rsid="003b1850" style:font-weight-asian="normal" style:font-weight-complex="normal"/>
    </style:style>
    <style:style style:name="P60" style:family="paragraph" style:parent-style-name="Standard">
      <style:text-properties fo:font-weight="normal" officeooo:rsid="003c9ee5" officeooo:paragraph-rsid="003c9ee5" style:font-weight-asian="normal" style:font-weight-complex="normal"/>
    </style:style>
    <style:style style:name="P61" style:family="paragraph" style:parent-style-name="Standard">
      <style:text-properties fo:font-weight="normal" officeooo:rsid="0041a6c5" officeooo:paragraph-rsid="0041a6c5" style:font-weight-asian="normal" style:font-weight-complex="normal"/>
    </style:style>
    <style:style style:name="P62" style:family="paragraph" style:parent-style-name="Standard">
      <style:text-properties fo:font-weight="normal" officeooo:rsid="0042f3c9" officeooo:paragraph-rsid="0042f3c9" style:font-weight-asian="normal" style:font-weight-complex="normal"/>
    </style:style>
    <style:style style:name="P63" style:family="paragraph" style:parent-style-name="Standard">
      <style:text-properties fo:font-weight="normal" officeooo:rsid="00438933" officeooo:paragraph-rsid="00438933" style:font-weight-asian="normal" style:font-weight-complex="normal"/>
    </style:style>
    <style:style style:name="P64" style:family="paragraph" style:parent-style-name="Standard">
      <style:text-properties fo:font-weight="normal" officeooo:rsid="004810d7" officeooo:paragraph-rsid="004810d7" style:font-weight-asian="normal" style:font-weight-complex="normal"/>
    </style:style>
    <style:style style:name="P65" style:family="paragraph" style:parent-style-name="Standard">
      <style:text-properties fo:font-weight="normal" officeooo:rsid="0049d040" officeooo:paragraph-rsid="0049d040" style:font-weight-asian="normal" style:font-weight-complex="normal"/>
    </style:style>
    <style:style style:name="P66" style:family="paragraph" style:parent-style-name="Standard">
      <style:text-properties fo:font-weight="normal" officeooo:rsid="0049d040" officeooo:paragraph-rsid="004aa9b5" style:font-weight-asian="normal" style:font-weight-complex="normal"/>
    </style:style>
    <style:style style:name="P67" style:family="paragraph" style:parent-style-name="Standard">
      <style:text-properties fo:font-weight="normal" officeooo:rsid="004b2d86" officeooo:paragraph-rsid="004b2d86" style:font-weight-asian="normal" style:font-weight-complex="normal"/>
    </style:style>
    <style:style style:name="P68" style:family="paragraph" style:parent-style-name="Standard">
      <style:text-properties fo:font-weight="normal" officeooo:rsid="004dd9f4" officeooo:paragraph-rsid="004dd9f4" style:font-weight-asian="normal" style:font-weight-complex="normal"/>
    </style:style>
    <style:style style:name="P69" style:family="paragraph" style:parent-style-name="Standard">
      <style:text-properties fo:font-weight="normal" officeooo:rsid="004f56cb" officeooo:paragraph-rsid="004f56cb" style:font-weight-asian="normal" style:font-weight-complex="normal"/>
    </style:style>
    <style:style style:name="P70" style:family="paragraph" style:parent-style-name="Standard">
      <style:text-properties fo:font-weight="normal" officeooo:rsid="0050d52a" officeooo:paragraph-rsid="0050d52a" style:font-weight-asian="normal" style:font-weight-complex="normal"/>
    </style:style>
    <style:style style:name="P71" style:family="paragraph" style:parent-style-name="Standard">
      <style:text-properties fo:font-weight="normal" officeooo:rsid="0051586a" officeooo:paragraph-rsid="0051586a" style:font-weight-asian="normal" style:font-weight-complex="normal"/>
    </style:style>
    <style:style style:name="P72" style:family="paragraph" style:parent-style-name="Standard">
      <style:text-properties fo:font-weight="normal" officeooo:rsid="00540d2c" officeooo:paragraph-rsid="00540d2c" style:font-weight-asian="normal" style:font-weight-complex="normal"/>
    </style:style>
    <style:style style:name="P73" style:family="paragraph" style:parent-style-name="Standard">
      <style:text-properties fo:font-weight="normal" officeooo:rsid="0055329f" officeooo:paragraph-rsid="0055329f" style:font-weight-asian="normal" style:font-weight-complex="normal"/>
    </style:style>
    <style:style style:name="P74" style:family="paragraph" style:parent-style-name="Standard">
      <style:text-properties fo:font-weight="normal" officeooo:rsid="005699e4" officeooo:paragraph-rsid="005699e4" style:font-weight-asian="normal" style:font-weight-complex="normal"/>
    </style:style>
    <style:style style:name="P75" style:family="paragraph" style:parent-style-name="Standard">
      <style:text-properties fo:font-weight="normal" officeooo:rsid="00570122" officeooo:paragraph-rsid="00570122" style:font-weight-asian="normal" style:font-weight-complex="normal"/>
    </style:style>
    <style:style style:name="P76" style:family="paragraph" style:parent-style-name="Standard">
      <style:text-properties fo:font-weight="normal" officeooo:rsid="00580e48" officeooo:paragraph-rsid="00580e48" style:font-weight-asian="normal" style:font-weight-complex="normal"/>
    </style:style>
    <style:style style:name="P77" style:family="paragraph" style:parent-style-name="Standard">
      <style:text-properties fo:font-weight="normal" officeooo:rsid="00597849" officeooo:paragraph-rsid="00597849" style:font-weight-asian="normal" style:font-weight-complex="normal"/>
    </style:style>
    <style:style style:name="P78" style:family="paragraph" style:parent-style-name="Standard">
      <style:text-properties fo:font-weight="normal" officeooo:rsid="0059e2aa" officeooo:paragraph-rsid="0059e2aa" style:font-weight-asian="normal" style:font-weight-complex="normal"/>
    </style:style>
    <style:style style:name="P79" style:family="paragraph" style:parent-style-name="Standard">
      <style:text-properties fo:font-weight="normal" officeooo:rsid="005c0800" officeooo:paragraph-rsid="005c0800" style:font-weight-asian="normal" style:font-weight-complex="normal"/>
    </style:style>
    <style:style style:name="P80" style:family="paragraph" style:parent-style-name="Standard">
      <style:text-properties fo:font-weight="normal" officeooo:rsid="005cad5f" officeooo:paragraph-rsid="005cad5f" style:font-weight-asian="normal" style:font-weight-complex="normal"/>
    </style:style>
    <style:style style:name="P81" style:family="paragraph" style:parent-style-name="Standard">
      <style:text-properties fo:font-weight="normal" officeooo:rsid="005cad5f" officeooo:paragraph-rsid="005cfff3" style:font-weight-asian="normal" style:font-weight-complex="normal"/>
    </style:style>
    <style:style style:name="P82" style:family="paragraph" style:parent-style-name="Standard">
      <style:text-properties fo:font-weight="normal" officeooo:rsid="005cad5f" officeooo:paragraph-rsid="005edb4c" style:font-weight-asian="normal" style:font-weight-complex="normal"/>
    </style:style>
    <style:style style:name="P83" style:family="paragraph" style:parent-style-name="Standard">
      <style:text-properties fo:font-weight="normal" officeooo:rsid="005cad5f" officeooo:paragraph-rsid="0060bfe9" style:font-weight-asian="normal" style:font-weight-complex="normal"/>
    </style:style>
    <style:style style:name="P84" style:family="paragraph" style:parent-style-name="Standard">
      <style:text-properties fo:font-weight="normal" officeooo:rsid="005cad5f" officeooo:paragraph-rsid="0064828b" style:font-weight-asian="normal" style:font-weight-complex="normal"/>
    </style:style>
    <style:style style:name="P85" style:family="paragraph" style:parent-style-name="Standard">
      <style:text-properties fo:font-weight="normal" officeooo:rsid="005cad5f" officeooo:paragraph-rsid="0064e6ae" style:font-weight-asian="normal" style:font-weight-complex="normal"/>
    </style:style>
    <style:style style:name="P86" style:family="paragraph" style:parent-style-name="Standard">
      <style:text-properties fo:font-weight="normal" officeooo:rsid="005cad5f" officeooo:paragraph-rsid="0064fa28" style:font-weight-asian="normal" style:font-weight-complex="normal"/>
    </style:style>
    <style:style style:name="P87" style:family="paragraph" style:parent-style-name="Standard">
      <style:text-properties fo:font-weight="normal" officeooo:rsid="005cfff3" officeooo:paragraph-rsid="005cfff3" style:font-weight-asian="normal" style:font-weight-complex="normal"/>
    </style:style>
    <style:style style:name="P88" style:family="paragraph" style:parent-style-name="Standard">
      <style:text-properties fo:font-weight="normal" officeooo:rsid="0060bfe9" officeooo:paragraph-rsid="0061cf2a" style:font-weight-asian="normal" style:font-weight-complex="normal"/>
    </style:style>
    <style:style style:name="P89" style:family="paragraph" style:parent-style-name="Standard">
      <style:text-properties fo:font-weight="normal" officeooo:rsid="0061cf2a" officeooo:paragraph-rsid="0061cf2a" style:font-weight-asian="normal" style:font-weight-complex="normal"/>
    </style:style>
    <style:style style:name="P90" style:family="paragraph" style:parent-style-name="Standard">
      <style:text-properties fo:font-weight="normal" officeooo:rsid="0064fa28" officeooo:paragraph-rsid="0064fa28" style:font-weight-asian="normal" style:font-weight-complex="normal"/>
    </style:style>
    <style:style style:name="P91" style:family="paragraph" style:parent-style-name="Standard">
      <style:text-properties fo:font-weight="normal" officeooo:rsid="0065d9a8" officeooo:paragraph-rsid="0065d9a8" style:font-weight-asian="normal" style:font-weight-complex="normal"/>
    </style:style>
    <style:style style:name="P92" style:family="paragraph" style:parent-style-name="Standard">
      <style:text-properties fo:font-weight="normal" officeooo:rsid="0065d9a8" officeooo:paragraph-rsid="00683cae" style:font-weight-asian="normal" style:font-weight-complex="normal"/>
    </style:style>
    <style:style style:name="P93" style:family="paragraph" style:parent-style-name="Standard">
      <style:text-properties fo:font-weight="normal" officeooo:rsid="00668712" officeooo:paragraph-rsid="00668712" style:font-weight-asian="normal" style:font-weight-complex="normal"/>
    </style:style>
    <style:style style:name="P94" style:family="paragraph" style:parent-style-name="Standard">
      <style:text-properties fo:font-weight="normal" officeooo:rsid="00668712" officeooo:paragraph-rsid="00683cae" style:font-weight-asian="normal" style:font-weight-complex="normal"/>
    </style:style>
    <style:style style:name="P95" style:family="paragraph" style:parent-style-name="Standard">
      <style:text-properties fo:font-weight="normal" officeooo:rsid="00683cae" officeooo:paragraph-rsid="00683cae" style:font-weight-asian="normal" style:font-weight-complex="normal"/>
    </style:style>
    <style:style style:name="P96" style:family="paragraph" style:parent-style-name="Standard">
      <style:text-properties fo:font-weight="normal" officeooo:rsid="006966c0" officeooo:paragraph-rsid="006966c0" style:font-weight-asian="normal" style:font-weight-complex="normal"/>
    </style:style>
    <style:style style:name="P97" style:family="paragraph" style:parent-style-name="Standard">
      <style:text-properties fo:color="#cc0000" fo:font-weight="bold" officeooo:rsid="0013e975" officeooo:paragraph-rsid="0013e975" style:font-weight-asian="bold" style:font-weight-complex="bold"/>
    </style:style>
    <style:style style:name="P98" style:family="paragraph" style:parent-style-name="Standard">
      <style:text-properties fo:color="#006600" fo:font-weight="bold" officeooo:rsid="00597849" officeooo:paragraph-rsid="00597849" style:font-weight-asian="bold" style:font-weight-complex="bold"/>
    </style:style>
    <style:style style:name="P99" style:family="paragraph" style:parent-style-name="Standard">
      <style:text-properties fo:color="#006600" fo:font-weight="bold" officeooo:rsid="0059e2aa" officeooo:paragraph-rsid="0059e2aa" style:font-weight-asian="bold" style:font-weight-complex="bold"/>
    </style:style>
    <style:style style:name="P100" style:family="paragraph" style:parent-style-name="Standard">
      <style:text-properties fo:color="#006600" fo:font-weight="bold" officeooo:rsid="005cfff3" officeooo:paragraph-rsid="005cfff3" style:font-weight-asian="bold" style:font-weight-complex="bold"/>
    </style:style>
    <style:style style:name="P101" style:family="paragraph" style:parent-style-name="Standard">
      <style:text-properties fo:color="#006600" fo:font-weight="bold" officeooo:rsid="005cfff3" officeooo:paragraph-rsid="0060bfe9" style:font-weight-asian="bold" style:font-weight-complex="bold"/>
    </style:style>
    <style:style style:name="P102" style:family="paragraph" style:parent-style-name="Standard">
      <style:text-properties fo:color="#006600" fo:font-weight="bold" officeooo:rsid="005cfff3" officeooo:paragraph-rsid="0065d9a8" style:font-weight-asian="bold" style:font-weight-complex="bold"/>
    </style:style>
    <style:style style:name="P103" style:family="paragraph" style:parent-style-name="Standard">
      <style:text-properties fo:font-weight="normal" officeooo:rsid="004aa9b5" officeooo:paragraph-rsid="004aa9b5" style:font-weight-asian="normal" style:font-weight-complex="normal"/>
    </style:style>
    <style:style style:name="P104" style:family="paragraph" style:parent-style-name="Standard">
      <style:text-properties fo:font-weight="normal" officeooo:rsid="0051586a" officeooo:paragraph-rsid="0051586a" style:font-weight-asian="normal" style:font-weight-complex="normal"/>
    </style:style>
    <style:style style:name="P105" style:family="paragraph" style:parent-style-name="Standard">
      <style:text-properties fo:font-weight="normal" officeooo:rsid="006c1faf" officeooo:paragraph-rsid="006c1faf" style:font-weight-asian="normal" style:font-weight-complex="normal"/>
    </style:style>
    <style:style style:name="P106" style:family="paragraph" style:parent-style-name="Standard">
      <style:text-properties fo:font-weight="normal" officeooo:rsid="006c488e" officeooo:paragraph-rsid="006c488e" style:font-weight-asian="normal" style:font-weight-complex="normal"/>
    </style:style>
    <style:style style:name="P107" style:family="paragraph" style:parent-style-name="Standard">
      <style:text-properties fo:font-weight="normal" officeooo:rsid="006d359d" officeooo:paragraph-rsid="006d359d" style:font-weight-asian="normal" style:font-weight-complex="normal"/>
    </style:style>
    <style:style style:name="P108" style:family="paragraph" style:parent-style-name="Standard">
      <style:text-properties fo:font-weight="normal" officeooo:rsid="007003f9" officeooo:paragraph-rsid="007003f9" style:font-weight-asian="normal" style:font-weight-complex="normal"/>
    </style:style>
    <style:style style:name="P109" style:family="paragraph" style:parent-style-name="Standard">
      <style:text-properties fo:font-weight="normal" officeooo:rsid="0071f7c8" officeooo:paragraph-rsid="0071f7c8" style:font-weight-asian="normal" style:font-weight-complex="normal"/>
    </style:style>
    <style:style style:name="P110" style:family="paragraph" style:parent-style-name="Standard">
      <style:text-properties fo:font-weight="normal" officeooo:rsid="0073ebae" officeooo:paragraph-rsid="0073ebae" style:font-weight-asian="normal" style:font-weight-complex="normal"/>
    </style:style>
    <style:style style:name="P111" style:family="paragraph" style:parent-style-name="Standard">
      <style:text-properties fo:font-weight="normal" officeooo:rsid="00756b85" officeooo:paragraph-rsid="00756b85" style:font-weight-asian="normal" style:font-weight-complex="normal"/>
    </style:style>
    <style:style style:name="P112" style:family="paragraph" style:parent-style-name="Standard">
      <style:text-properties fo:color="#0000ff" fo:font-weight="bold" officeooo:rsid="006b5d8b" officeooo:paragraph-rsid="006b5d8b" style:font-weight-asian="bold" style:font-weight-complex="bold"/>
    </style:style>
    <style:style style:name="P113" style:family="paragraph" style:parent-style-name="Standard">
      <style:text-properties fo:color="#0000ff" fo:font-weight="bold" officeooo:rsid="007003f9" officeooo:paragraph-rsid="007003f9" style:font-weight-asian="bold" style:font-weight-complex="bold"/>
    </style:style>
    <style:style style:name="P114" style:family="paragraph" style:parent-style-name="Standard">
      <style:text-properties fo:color="#0000ff" fo:font-weight="bold" officeooo:rsid="0071f7c8" officeooo:paragraph-rsid="0071f7c8" style:font-weight-asian="bold" style:font-weight-complex="bold"/>
    </style:style>
    <style:style style:name="P115" style:family="paragraph" style:parent-style-name="Standard">
      <style:text-properties fo:font-weight="bold" officeooo:rsid="00526b53" officeooo:paragraph-rsid="00526b53" style:font-weight-asian="bold" style:font-weight-complex="bold"/>
    </style:style>
    <style:style style:name="P116"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51586a" officeooo:paragraph-rsid="0051586a"/>
    </style:style>
    <style:style style:name="T1" style:family="text">
      <style:text-properties officeooo:rsid="0013e975"/>
    </style:style>
    <style:style style:name="T2" style:family="text">
      <style:text-properties fo:color="#ff6600"/>
    </style:style>
    <style:style style:name="T3" style:family="text">
      <style:text-properties fo:color="#ff6600" fo:font-weight="bold" style:font-weight-asian="bold" style:font-weight-complex="bold"/>
    </style:style>
    <style:style style:name="T4" style:family="text">
      <style:text-properties fo:color="#ff6600" fo:font-weight="bold" officeooo:rsid="003d51b5" style:font-weight-asian="bold" style:font-weight-complex="bold"/>
    </style:style>
    <style:style style:name="T5" style:family="text">
      <style:text-properties fo:color="#ff6600" fo:font-weight="bold" officeooo:rsid="004aa9b5" style:font-weight-asian="bold" style:font-weight-complex="bold"/>
    </style:style>
    <style:style style:name="T6" style:family="text">
      <style:text-properties fo:color="#ff6600" fo:font-weight="bold" fo:background-color="transparent" loext:char-shading-value="0" style:font-weight-asian="bold" style:font-weight-complex="bold"/>
    </style:style>
    <style:style style:name="T7" style:family="text">
      <style:text-properties fo:color="#ff6600" fo:font-weight="bold" officeooo:rsid="003b1850" fo:background-color="transparent" loext:char-shading-value="0" style:font-weight-asian="bold" style:font-weight-complex="bold"/>
    </style:style>
    <style:style style:name="T8" style:family="text">
      <style:text-properties fo:color="#ff6600" fo:font-weight="bold" fo:background-color="transparent" loext:char-shading-value="0" style:font-weight-asian="bold" style:font-weight-complex="bold"/>
    </style:style>
    <style:style style:name="T9" style:family="text">
      <style:text-properties officeooo:rsid="0019bfb2"/>
    </style:style>
    <style:style style:name="T10" style:family="text">
      <style:text-properties fo:font-weight="bold" style:font-weight-asian="bold" style:font-weight-complex="bold"/>
    </style:style>
    <style:style style:name="T11" style:family="text">
      <style:text-properties fo:font-weight="bold" officeooo:rsid="005cfff3" style:font-weight-asian="bold" style:font-weight-complex="bold"/>
    </style:style>
    <style:style style:name="T12" style:family="text">
      <style:text-properties fo:font-weight="bold" officeooo:rsid="005edb4c" style:font-weight-asian="bold" style:font-weight-complex="bold"/>
    </style:style>
    <style:style style:name="T13" style:family="text">
      <style:text-properties fo:font-weight="bold" officeooo:rsid="0060bfe9" style:font-weight-asian="bold" style:font-weight-complex="bold"/>
    </style:style>
    <style:style style:name="T14" style:family="text">
      <style:text-properties fo:font-weight="bold" officeooo:rsid="0064828b" style:font-weight-asian="bold" style:font-weight-complex="bold"/>
    </style:style>
    <style:style style:name="T15" style:family="text">
      <style:text-properties fo:font-weight="bold" officeooo:rsid="0064e6ae" style:font-weight-asian="bold" style:font-weight-complex="bold"/>
    </style:style>
    <style:style style:name="T16" style:family="text">
      <style:text-properties fo:font-weight="bold" officeooo:rsid="0064fa28" style:font-weight-asian="bold" style:font-weight-complex="bold"/>
    </style:style>
    <style:style style:name="T17" style:family="text">
      <style:text-properties fo:font-weight="bold" officeooo:rsid="00683cae" style:font-weight-asian="bold" style:font-weight-complex="bold"/>
    </style:style>
    <style:style style:name="T18" style:family="text">
      <style:text-properties officeooo:rsid="001add9a"/>
    </style:style>
    <style:style style:name="T19" style:family="text">
      <style:text-properties officeooo:rsid="001ca87b"/>
    </style:style>
    <style:style style:name="T20" style:family="text">
      <style:text-properties officeooo:rsid="001e2645"/>
    </style:style>
    <style:style style:name="T21" style:family="text">
      <style:text-properties officeooo:rsid="001e8849"/>
    </style:style>
    <style:style style:name="T22" style:family="text">
      <style:text-properties officeooo:rsid="001ea610"/>
    </style:style>
    <style:style style:name="T23" style:family="text">
      <style:text-properties officeooo:rsid="001ed4fc"/>
    </style:style>
    <style:style style:name="T24" style:family="text">
      <style:text-properties officeooo:rsid="001f24eb"/>
    </style:style>
    <style:style style:name="T25" style:family="text">
      <style:text-properties officeooo:rsid="0020bb97"/>
    </style:style>
    <style:style style:name="T26" style:family="text">
      <style:text-properties officeooo:rsid="0028cff8"/>
    </style:style>
    <style:style style:name="T27" style:family="text">
      <style:text-properties officeooo:rsid="00299986"/>
    </style:style>
    <style:style style:name="T28" style:family="text">
      <style:text-properties officeooo:rsid="002c2cc3"/>
    </style:style>
    <style:style style:name="T29" style:family="text">
      <style:text-properties officeooo:rsid="002df5a7"/>
    </style:style>
    <style:style style:name="T30" style:family="text">
      <style:text-properties officeooo:rsid="002f7b84"/>
    </style:style>
    <style:style style:name="T31" style:family="text">
      <style:text-properties officeooo:rsid="0030e853"/>
    </style:style>
    <style:style style:name="T32" style:family="text">
      <style:text-properties officeooo:rsid="0035f15d"/>
    </style:style>
    <style:style style:name="T33" style:family="text">
      <style:text-properties officeooo:rsid="0037789d"/>
    </style:style>
    <style:style style:name="T34" style:family="text">
      <style:text-properties officeooo:rsid="0042f3c9"/>
    </style:style>
    <style:style style:name="T35" style:family="text">
      <style:text-properties officeooo:rsid="00456d16"/>
    </style:style>
    <style:style style:name="T36" style:family="text">
      <style:text-properties officeooo:rsid="004aa9b5"/>
    </style:style>
    <style:style style:name="T37" style:family="text">
      <style:text-properties officeooo:rsid="004f56cb"/>
    </style:style>
    <style:style style:name="T38" style:family="text">
      <style:text-properties officeooo:rsid="0055329f"/>
    </style:style>
    <style:style style:name="T39" style:family="text">
      <style:text-properties officeooo:rsid="00597849"/>
    </style:style>
    <style:style style:name="T40" style:family="text">
      <style:text-properties officeooo:rsid="005cad5f"/>
    </style:style>
    <style:style style:name="T41" style:family="text">
      <style:text-properties officeooo:rsid="005cfff3"/>
    </style:style>
    <style:style style:name="T42" style:family="text">
      <style:text-properties officeooo:rsid="005edb4c"/>
    </style:style>
    <style:style style:name="T43" style:family="text">
      <style:text-properties officeooo:rsid="0060bfe9"/>
    </style:style>
    <style:style style:name="T44" style:family="text">
      <style:text-properties officeooo:rsid="0061cf2a"/>
    </style:style>
    <style:style style:name="T45" style:family="text">
      <style:text-properties officeooo:rsid="0063a625"/>
    </style:style>
    <style:style style:name="T46" style:family="text">
      <style:text-properties officeooo:rsid="0064e6ae"/>
    </style:style>
    <style:style style:name="T47" style:family="text">
      <style:text-properties officeooo:rsid="0064fa28"/>
    </style:style>
    <style:style style:name="T48" style:family="text">
      <style:text-properties officeooo:rsid="0065b4cb"/>
    </style:style>
    <style:style style:name="T49" style:family="text">
      <style:text-properties fo:color="#ff00ff" fo:font-weight="bold" style:font-weight-asian="bold" style:font-weight-complex="bold"/>
    </style:style>
    <style:style style:name="T50" style:family="text">
      <style:text-properties fo:color="#ff00ff" fo:font-weight="bold" officeooo:rsid="0065b4cb" style:font-weight-asian="bold" style:font-weight-complex="bold"/>
    </style:style>
    <style:style style:name="T51" style:family="text">
      <style:text-properties officeooo:rsid="0065d9a8"/>
    </style:style>
    <style:style style:name="T52" style:family="text">
      <style:text-properties officeooo:rsid="00668712"/>
    </style:style>
    <style:style style:name="T53" style:family="text">
      <style:text-properties officeooo:rsid="0066c5e5"/>
    </style:style>
    <style:style style:name="T54" style:family="text">
      <style:text-properties officeooo:rsid="00683cae"/>
    </style:style>
    <style:style style:name="T55" style:family="text">
      <style:text-properties officeooo:rsid="006966c0"/>
    </style:style>
    <style:style style:name="T56" style:family="text">
      <style:text-properties fo:color="#0000ff"/>
    </style:style>
    <style:style style:name="T57" style:family="text">
      <style:text-properties officeooo:rsid="006c488e"/>
    </style:style>
    <style:style style:name="T58" style:family="text">
      <style:text-properties officeooo:rsid="006d359d"/>
    </style:style>
    <style:style style:name="T59" style:family="text">
      <style:text-properties officeooo:rsid="0071f7c8"/>
    </style:style>
    <style:style style:name="T60" style:family="text">
      <style:text-properties officeooo:rsid="0073ebae"/>
    </style:style>
    <style:style style:name="T61" style:family="text">
      <style:text-properties officeooo:rsid="007723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rminal Komutları ;</text:p>
      <text:p text:style-name="P1"/>
      <text:p text:style-name="P14">mkdir komutu ;</text:p>
      <text:p text:style-name="P1"/>
      <text:p text:style-name="P1">mkdir : mkdir komutu , make directory kısaltmasından gelen ve dizin yarat anlamına gelen , dizin yani klasör oluşturmak için kullanılan bir komuttur.</text:p>
      <text:p text:style-name="P1"/>
      <text:p text:style-name="P1">Örnek ; </text:p>
      <text:p text:style-name="P1"/>
      <text:p text:style-name="P1">mkdir alfa ; bulunduğunuz dizinde alfa adında bir klasör oluşturur.</text:p>
      <text:p text:style-name="P1">mkdir alfa beta ; bulunduğunuz dizinde alfa ve beta adında iki ayrı klasör oluşturur.</text:p>
      <text:p text:style-name="P1">mkdir alfa beta gamma …. ; <text:s/>bulunduğunuz dizinde alfa beta gamma … devamı şeklinde ayrı ayrı klasörler oluşturur.</text:p>
      <text:p text:style-name="P1"/>
      <text:p text:style-name="P1"><text:span text:style-name="T3">mkdir -p ;</text:span> -<text:span text:style-name="T21">p p</text:span>arametresi ile kullanılırsa alt alta yani iç içe klasör , dizin içerisinde dizin oluşturulabilir.</text:p>
      <text:p text:style-name="P1"/>
      <text:p text:style-name="P1">Örnek ;</text:p>
      <text:p text:style-name="P1"/>
      <text:p text:style-name="P1">mkdir -p alfa/beta ; bulunduğunuz dizinde alfa adında bir klasör oluşturur ve onunda içerisinde beta adında bir klasör oluşturur.</text:p>
      <text:p text:style-name="P1"/>
      <text:p text:style-name="P1">Iç içe oluşturulmak istenen klasör sayısı / ifadesi kullanılarak arttırılabilir.</text:p>
      <text:p text:style-name="P1"/>
      <text:p text:style-name="P1">mkdir -p alfa/beta/gamma/…. ; bulunduğunuz dizinde alfa adında klasör oluşturur, alfanın içerisinde beta , beta nın içerisinde gamma … şeklinde yazdığınız kadar iç içe klasör oluşturur.</text:p>
      <text:p text:style-name="P1"/>
      <text:p text:style-name="P1"><text:span text:style-name="T3">mkdir -v ; </text:span><text:s/>-<text:span text:style-name="T21">v p</text:span>arametresi ingilizce verbose ‘ den gelen ve kullanıcıyı yapılan işlemler hakkında bilgilendiren bir parametredir. Bu parametre ile dizin yaratılırsa , dizinin yaratıldığına dair kişiyi bilgilendirecektir.</text:p>
      <text:p text:style-name="P1"/>
      <text:p text:style-name="P1">Örnek ;</text:p>
      <text:p text:style-name="P1"/>
      <text:p text:style-name="P1">mkdir -v alfa ; bulunduğunuz dizinde alfa adında bir klasör oluşturacak ve size oluşturulduğuna dair bilgi verecektir.</text:p>
      <text:p text:style-name="P1"/>
      <text:p text:style-name="P1">mkdir -v alfa beta ; bulunduğ<text:tab/>unuz dizinde alfa ve beta adında bir klasör oluşturacak ve size oluşturulduğuna dair bilgi verecektir.</text:p>
      <text:p text:style-name="P1"/>
      <text:p text:style-name="P1"><text:span text:style-name="T18">m</text:span>kdir komutu ile farklı bir dizin yani klasörde dizin oluşturmak istiyorsanız dizinin adresini yazdıktan sonra son / ‘ dan sonra oluşturmak istediğiniz klasör adını yazabilirsiniz.</text:p>
      <text:p text:style-name="P1"/>
      <text:p text:style-name="P1">Örnek ;</text:p>
      <text:p text:style-name="P1"/>
      <text:p text:style-name="P1">mkdir ~/Desktop/alfa komutu , <text:span text:style-name="T1">Masaüstünde alfa adında bir klasör oluşturur.</text:span></text:p>
      <text:p text:style-name="P1"/>
      <text:p text:style-name="P5">Mkdir ~/Desktop/alfa/beta komutu , Masaüstündeki alfa klasörünün içerisinde beta adında bir klasör oluşturur.</text:p>
      <text:p text:style-name="P5"/>
      <text:p text:style-name="P5">Son / ‘ dan sonra yazılacak olan klasör yani dizin adı, oluşturulacak olan dizindir.</text:p>
      <text:p text:style-name="P5"/>
      <text:p text:style-name="P5"/>
      <text:p text:style-name="P5"><text:soft-page-break/></text:p>
      <text:p text:style-name="P5"/>
      <text:p text:style-name="P17">rmdir <text:span text:style-name="T18">komutu ;</text:span></text:p>
      <text:p text:style-name="P12"/>
      <text:p text:style-name="P12"><text:span text:style-name="T18">rmdir , remove yani rm komutunun aslında bir parametresi gibidir ancak direk komut olarakda kullanılabilmektedir. Bilgisayarınızdaki , dosya yada dosyalardan ziyade boş dizin yada dizinleri silmek için kullanılır.</text:span>İngilizce remove directory ‘ in kısaltmasından gelir. <text:span text:style-name="T20">rm -d parametresi ‘ de aynı görevi görmektedir.</text:span></text:p>
      <text:p text:style-name="P12"/>
      <text:p text:style-name="P12">rmdir dizinadı tek bir dizini silmek için yada rmdir dizinadı1 dizinadı2 …. şeklinde birden fazla farklı dizinleri aynı anda silmek tanımlanabilir.</text:p>
      <text:p text:style-name="P12"/>
      <text:p text:style-name="P12">Rmdir komutu içi dolu olan yani içerisinde dosya yada klasör olan dizinleri silmez. <text:span text:style-name="T18">r</text:span>mdir komutu ile bu için dolu dizinleri silmek istiyorsanız önce içerisindeki dosya ve klasörleri silmelisiniz yada rm ‘ in diger parametrelerinden <text:span text:style-name="T23">biri </text:span>olan -<text:span text:style-name="T23">r parametresini</text:span> <text:s/>kullanabilirsiniz. Bu parametre aşağıda <text:span text:style-name="T18">rm komutu içerisinde</text:span> açıklanmıştır.</text:p>
      <text:p text:style-name="P12"/>
      <text:p text:style-name="P12">Örneğin ;</text:p>
      <text:p text:style-name="P12"/>
      <text:p text:style-name="P12">rmdir alfa ; bulunduğunuz dizindeki alfa adlı dizini siler.</text:p>
      <text:p text:style-name="P12"/>
      <text:p text:style-name="P12">rmdir alfa beta ; bulunduğunuz dizindeki alfa ve beta isimli ayrı ayrı iki dizini siler.</text:p>
      <text:p text:style-name="P12"/>
      <text:p text:style-name="P24"><text:span text:style-name="T3">rmdir -p ;</text:span><text:span text:style-name="T2"> </text:span><text:span text:style-name="T19">-p arametresi</text:span> ile alt alta olan dizinler boş olmak kaydı ile silinebilir. </text:p>
      <text:p text:style-name="P24"/>
      <text:p text:style-name="P24">Örneğin ;</text:p>
      <text:p text:style-name="P24"/>
      <text:p text:style-name="P24">rmdir -p alfa/beta ; ifadesi alfa klasörünü içerisideki beta klasörü ile siler.</text:p>
      <text:p text:style-name="P24"/>
      <text:p text:style-name="P24">Bu sayı / ( bir alt dizin ) ifadesi belirtilerek arttırılabilir.</text:p>
      <text:p text:style-name="P24"/>
      <text:p text:style-name="P24">Örneğin ;</text:p>
      <text:p text:style-name="P24"/>
      <text:p text:style-name="P24">rmdir -p alfa/beta/delta/gamma ifadesi alfa içerisindeki betayı beta içerisindeki deltayı ve delta içerisindeki gammayı siler.</text:p>
      <text:p text:style-name="P12"/>
      <text:p text:style-name="P25">Ancak bu dizinlerden herhangi biri dolu ise ( içerisinde bir dosya yada ikinci bir dizin var ) klasörleri silmeyecektir.</text:p>
      <text:p text:style-name="P6"/>
      <text:p text:style-name="P5"/>
      <text:p text:style-name="P15">rm komutu ;</text:p>
      <text:p text:style-name="P13"/>
      <text:p text:style-name="P9">rm ingilizce remove yani sil , kaldır teriminin kısaltmasından gelir ve herhangi bir dosya yada dizin’i silmek için kullanılır.</text:p>
      <text:p text:style-name="P10"/>
      <text:p text:style-name="P10"><text:span text:style-name="T3">rm -v</text:span><text:span text:style-name="T10"> ; </text:span>-<text:span text:style-name="T9">v parametresi , verbose teriminin kısaltmasıdır ve fazladan bilgi anlamında belirtilebilir. Yapılan silme işlemleri hakkında bilgi almak için yani sildiğiniz dosyayı görebilmek için bu parametreyi kullanabilirisiz.</text:span></text:p>
      <text:p text:style-name="P10"/>
      <text:p text:style-name="P16">Örneğin ; </text:p>
      <text:p text:style-name="P16"/>
      <text:p text:style-name="P16">rm -v alfa ; alfa dosyasını siler ve silindiğine dair size bilgi verir.</text:p>
      <text:p text:style-name="P10"><text:soft-page-break/></text:p>
      <text:p text:style-name="P11"/>
      <text:p text:style-name="P10"/>
      <text:p text:style-name="P10"/>
      <text:p text:style-name="P35"><text:span text:style-name="T3">rm -i ; </text:span>-<text:span text:style-name="T22">i p</text:span>arametresi , <text:span text:style-name="T21">information ‘ ın kısaltmasından gelebilir ve bir dosya ve dizini silmek istediğinizde bu -i parametresini kullanırsanız, size silinecek dosyayı göstererek , silmeden önce emin olup olmadığınızı soracaktır. Buradan Evet yada Hayır ( Türkçe Sistemler için E yada H , İngilizce Sistemler için Y / N ) seçiminize bağlı olarak dosya silme işlemi gerçekleştirir yada gerçekleştirmez.</text:span></text:p>
      <text:p text:style-name="P35"/>
      <text:p text:style-name="P36">Örneğin ;</text:p>
      <text:p text:style-name="P36"/>
      <text:p text:style-name="P36">rm -i alfa ; alfa dosyasını silmeden önce alfa dosyasının silineceğini belirtir. E yani E yada Y demeniz durumunda dosyayı siler. H yada N demeniz durumunda dosyayı silmez.</text:p>
      <text:p text:style-name="P36"/>
      <text:p text:style-name="P35"/>
      <text:p text:style-name="P37"><text:span text:style-name="T3">rm -r <text:s/>;</text:span> -<text:span text:style-name="T24">r parametresi <text:s/>ile içi dolu yada boş olmasına bakılmaksızın, tüm dosya ve dizinleri silmeniz mümkündür.</text:span></text:p>
      <text:p text:style-name="P37"/>
      <text:p text:style-name="P38">Örneğin ;</text:p>
      <text:p text:style-name="P38"/>
      <text:p text:style-name="P38">Alfa adında bir dizinimiz ve içerisinde bir çok klasör ve dosya olduğunu farz edelim.</text:p>
      <text:p text:style-name="P38"/>
      <text:p text:style-name="P38">rm -r Alfa ; Alfa klasörünü içerisindeki tüm dosya, klasör, resim v.b. ile beraber tamamen silecektir.</text:p>
      <text:p text:style-name="P35"/>
      <text:p text:style-name="P35"/>
      <text:p text:style-name="P38"><text:span text:style-name="T3">rm -f ; </text:span>-f parametresi , ingilizce force teriminin kısaltmasından gelir ve korumalı dosyaları doğrudan silmek için kullanılabilir. Örnek olarak mevcut kullanıcının üzerinde değişiklik yapma yetkisi olmayan bir dosyayı sadece rm komutunu kullanarak silmeyi denersek , yazma korumalı dosyayı silmek isteyip istemediğinize dair soru soracaktır. -f parametresi bütün herşeyi görmezden gelerek doğrudan silmeye yarayan bir komuttur.</text:p>
      <text:p text:style-name="P38"/>
      <text:p text:style-name="P38">Örneğin ;</text:p>
      <text:p text:style-name="P38"/>
      <text:p text:style-name="P38">Elimizde alfa dosyayı olduğunu düşünelim ;</text:p>
      <text:p text:style-name="P38"/>
      <text:p text:style-name="P38">ls -l komutu ile görüntülediğimizde alfa dosyası üzerinde herhangi bir yetkimiz olmadığını farz edelim.</text:p>
      <text:p text:style-name="P38"/>
      <text:p text:style-name="P38">rm -f alfa ; ifadesi alfa <text:span text:style-name="T25">dosyasını </text:span>doğrudan silecektir.</text:p>
      <text:p text:style-name="P10"/>
      <text:p text:style-name="P39">Ancak rm -f , komutu dizinleri hiç bir şekilde silmez. Silmeye çalıştığınızda bu bir dizin hatası verecektir.Dizin silmek için iki parametreyi birlikte kullanmamız gerekir. rm -rf <text:s/>komutu ile içerisinde dosya,klasör v.b. bulunan klasörleri doğrudan silmek mümkündür.</text:p>
      <text:p text:style-name="P39"/>
      <text:p text:style-name="P26">Ancak rm -rf komutu çok dikkatli kullanılmalıdır. Zira bu komut ile kök dizini yada ev dizinini silmek mümkündür.Ev dizinini silmeniz durumunda kişisel tüm dosyalarınızı silebilir , kök dizini silmeniz durumunda tüm sistemi çökertebilirsiniz.</text:p>
      <text:p text:style-name="P26"/>
      <text:p text:style-name="P40">Bunun dışında rm -rv komutunda, r ve v parametresi aynı anda kullanılabilir. -rv parametresi ile bir dizini sildiğinizde silinen dizin ile birlikte içeriğinde silinen tüm dosya ve klasörleri görmeniz mümkündür. Bu sayede hangi dosyaların silindiğini görebilirsiniz.</text:p>
      <text:p text:style-name="P40"><text:soft-page-break/></text:p>
      <text:p text:style-name="P18">chmod komutu ;</text:p>
      <text:p text:style-name="P40"/>
      <text:p text:style-name="P41">chmod komutu <text:span text:style-name="T26">dosya ve klasörlerdeki yazma,okuma yada çalıştırma izinleri düzenlemek için kullanılan bir komuttur.</text:span></text:p>
      <text:p text:style-name="P41"/>
      <text:p text:style-name="P42">Chmod komutunu anlamanın en iyi yolu ls -l komutu ile karşımıza çıkan dosya yada klasörlere ait olan izinler bölümünü anlamaktır.</text:p>
      <text:p text:style-name="P42"/>
      <text:p text:style-name="P42">Örneğin elimizde bir alfa dosyası olduğunu farz edelim. Ls -l komutu ile bir listeleme yaptığımızda karşımıza aşağıdakine benzer bir ifade çıkacaktır.</text:p>
      <text:p text:style-name="P42"/>
      <text:p text:style-name="P42">-rw-rw-r-- </text:p>
      <text:p text:style-name="P42"/>
      <text:p text:style-name="P42">Burada 10 haneli bir kısım bulunur. En soldan , sağa doğru ilerlediğimizde ;</text:p>
      <text:p text:style-name="P42"/>
      <text:p text:style-name="P42"><text:span text:style-name="T10">En bastaki kısım ;</text:span> dosyanın türünü belirler. Eğer bir klasör yani dizin ise en başta d yani directory ‘ nin kısaltması yazar.</text:p>
      <text:p text:style-name="P42"/>
      <text:p text:style-name="P42"><text:span text:style-name="T10">Sonraki üç hane ; </text:span>Kullanıcıya ait izinlerin tanımlandığı bölümdür.</text:p>
      <text:p text:style-name="P42"/>
      <text:p text:style-name="P42"><text:span text:style-name="T10">Sonraki üç hane ; </text:span>Dosyanın sahibi olan gruba ait izinlerin tanımlandığı gruptur. Örneğin ; bir grup altında 4 – 5 adet kullanıcı bulunurya hepsinin dosya yada dizin hakkındaki izinleri burada tanımlanır.</text:p>
      <text:p text:style-name="P42"/>
      <text:p text:style-name="P42"><text:span text:style-name="T10">Sondaki üç hane ; </text:span>Sistemdeki tüm kullanıcılara ait izinlerin tanımlandığı <text:span text:style-name="T27">bölümdür.</text:span></text:p>
      <text:p text:style-name="P42"/>
      <text:p text:style-name="P43">Chmod komutu ile izinler belirtilirken bu kısımlar önem arz ediyor. Zira kimin yada kimlerin hangi izinlere sahip olduğunu bu kısımda görüyoruz.</text:p>
      <text:p text:style-name="P43"/>
      <text:p text:style-name="P43">Şimdi chmod komutunun nasıl kullanıldığını açıklayalım ;</text:p>
      <text:p text:style-name="P43"/>
      <text:p text:style-name="P43">chmod 2 farklı şekilde kullanılmakta ; Birincisi alfabetik ifadeleri kullanarak izinleri vermek</text:p>
      <text:p text:style-name="P43"><text:tab/><text:tab/><text:tab/><text:tab/><text:tab/> <text:s text:c="2"/>Ikincisi numerik ( 8 ‘ lik tabana göre ) izinleri vermek</text:p>
      <text:p text:style-name="P43"/>
      <text:p text:style-name="P28">Alfabetik ifadeleri kullanarak izin vermek ;</text:p>
      <text:p text:style-name="P43"/>
      <text:p text:style-name="P44">Alfabetik izinlerde </text:p>
      <text:p text:style-name="P44"/>
      <text:p text:style-name="P44"><text:span text:style-name="T10">u ;</text:span> Kullanıcıya verilecek izinler için kullanılır.</text:p>
      <text:p text:style-name="P44"><text:span text:style-name="T10">g ; </text:span>Dosyanın bağlı olduğu gruptaki kullanıcılara verilecek izinler için kullanılır.</text:p>
      <text:p text:style-name="P44"><text:span text:style-name="T10">o ;</text:span> Sistemdeki <text:span text:style-name="T31">diğer kullanıcılara yetkileri verirken ( Ana kullanıcı ve Grup haricindekiler )</text:span></text:p>
      <text:p text:style-name="P44"/>
      <text:p text:style-name="P44"><text:span text:style-name="T10">r ; </text:span>parametresi okuma , görme izinlerini vermek için belirtilir.</text:p>
      <text:p text:style-name="P44"><text:span text:style-name="T10">w ;</text:span> <text:span text:style-name="T28">parametresi </text:span>yazma, düzenleme izinlerini vermek için belirtilir.</text:p>
      <text:p text:style-name="P45"><text:span text:style-name="T10">x ;</text:span> parametresi çalıştırma iznini vermek için belirtilir. ( Özellikle .py / .php / .java / .sh gibi</text:p>
      <text:p text:style-name="P45"><text:tab/><text:tab/><text:tab/><text:tab/><text:tab/>(derlenebilir programların çalıştırılabilmesi için gereklidir.</text:p>
      <text:p text:style-name="P45"/>
      <text:p text:style-name="P45">Izinleri belirtirken ; ilgili izinleri vermek için + ifadesi , ilgili izinleri kaldırmak için ise - ifadesi kullanılır.</text:p>
      <text:p text:style-name="P45"/>
      <text:p text:style-name="P45"/>
      <text:p text:style-name="P45"><text:soft-page-break/></text:p>
      <text:p text:style-name="P27">Kullanıcı hakkında yetkiler verirken ; </text:p>
      <text:p text:style-name="P27"/>
      <text:p text:style-name="P45">chmod u+izinlerin_parametreleri dosyaadı</text:p>
      <text:p text:style-name="P45"/>
      <text:p text:style-name="P27">Kullanıcı hakkında yetkiler alırken ;</text:p>
      <text:p text:style-name="P45"/>
      <text:p text:style-name="P45">chmod u-izinlerin_parametreleri dosyaadı</text:p>
      <text:p text:style-name="P45"/>
      <text:p text:style-name="P45">şeklinde belirtilir.</text:p>
      <text:p text:style-name="P45"/>
      <text:p text:style-name="P45">Örneklerle açıklayalım ;</text:p>
      <text:p text:style-name="P45"/>
      <text:p text:style-name="P45">chmod u+r alfa ; ifadesi ana kullanıcıya alfa dosyasını için okuma yetkisi verir.</text:p>
      <text:p text:style-name="P46">chmod u<text:span text:style-name="T29">+</text:span>w ; ifadesi ana kullanıc<text:span text:style-name="T29">ıya</text:span> alfa dosyası için yazma, deği<text:span text:style-name="T29">ştirme yetkisi verir.</text:span></text:p>
      <text:p text:style-name="P47">chmod u+rw ; ifadesi ana kullanıcıya alfa dosyası için yazma ve okuma yetkisi verir.</text:p>
      <text:p text:style-name="P47">chmod u+rwx ; ifadesi ana kullanıcıya alfa dosyası için yazma, okuma ve çalıştırma yetkisi verir.</text:p>
      <text:p text:style-name="P43"/>
      <text:p text:style-name="P47">Benzer şekilde bu yetkileri geri çevirmek için tek yapılması gereken u+ yerine u- yazmaktır.</text:p>
      <text:p text:style-name="P47"/>
      <text:p text:style-name="P32">Dosyanın bağlı olduğu gruptaki kullanıcılar hakkında yetkiler verirken ;</text:p>
      <text:p text:style-name="P47"/>
      <text:p text:style-name="P48">chmod g+izinlerin_parametreleri dosyaadı</text:p>
      <text:p text:style-name="P48"/>
      <text:p text:style-name="P30">Dosyanın bağlı olduğu gruptaki kullanıcılardan yetkileri alırken ;</text:p>
      <text:p text:style-name="P48"/>
      <text:p text:style-name="P48">chmod g-izinlerin_parametreleri dosyaadı</text:p>
      <text:p text:style-name="P48"/>
      <text:p text:style-name="P31">Sistemdeki <text:span text:style-name="T31">diğer kullanıcılara yetkiler verirken ( Ana kullanıcı ve Grup haricindekiler )</text:span> ;</text:p>
      <text:p text:style-name="P48"/>
      <text:p text:style-name="P48">chmod o+izinlerin_parametreleri dosyaadı</text:p>
      <text:p text:style-name="P48"/>
      <text:p text:style-name="P31">Sistemdeki <text:span text:style-name="T31">diğer kullanıcılardan yetkileri alırken ( Ana kullanıcı ve Grup haricindekiler )</text:span> ;</text:p>
      <text:p text:style-name="P48"/>
      <text:p text:style-name="P48">chmod o-izinlerin_parametreleri dosyaadı</text:p>
      <text:p text:style-name="P48"/>
      <text:p text:style-name="P48"/>
      <text:p text:style-name="P29">Alfabetik <text:span text:style-name="T30">numerik ( sekizlik tabanda ) sayılar</text:span> kullanarak izin vermek ;</text:p>
      <text:p text:style-name="P48"/>
      <text:p text:style-name="P49">chmod ile numerik ifadeler ile izinler verirken ; u,g ve o ifadeleri yerine üç adet rakam belirtilerek yetki izinleri verilir.</text:p>
      <text:p text:style-name="P49"/>
      <text:p text:style-name="P49">Şöyleki ; chmod 000 dosyaadı şeklinde belirtilir.</text:p>
      <text:p text:style-name="P49"/>
      <text:p text:style-name="P49"><text:span text:style-name="T10">Buradaki ilk rakam ;</text:span> Ana Kullanıcı</text:p>
      <text:p text:style-name="P49"><text:span text:style-name="T10">Ortadaki rakam ;</text:span> Dosyanın bağlı olduğu grupta bulunan kullanıcıları</text:p>
      <text:p text:style-name="P49"><text:span text:style-name="T10">Sondaki rakam ;</text:span> sistemdeki <text:span text:style-name="T31">diger</text:span> kullanıcıları ifade eder.</text:p>
      <text:p text:style-name="P49"/>
      <text:p text:style-name="P49"/>
      <text:p text:style-name="P49"/>
      <text:p text:style-name="P49"/>
      <text:p text:style-name="P49"/>
      <text:p text:style-name="P49"><text:soft-page-break/>Rakamlar ise hangi izinleri verileceğini belirler. </text:p>
      <text:p text:style-name="P49"/>
      <text:p text:style-name="P49">0 : İlgili kullanıcıya hiç bir yetki verilmemesini belirtir.</text:p>
      <text:p text:style-name="P49">1 : İlgili kullanıcıya sadece çalıştırma yetkisi verilmesini belirtir</text:p>
      <text:p text:style-name="P49">2 : İlgili kullanıcıya sadece yazabilsin , değiştirebilsin yetkisi verilmesini belirtir.</text:p>
      <text:p text:style-name="P49">4 : İlgili kullanıcıya sadece okuyabilsin yetkisi verilmesini belirtir.</text:p>
      <text:p text:style-name="P49"/>
      <text:p text:style-name="P49">Burada sadece ilgili izini vermek için , ilgili numara yazılır. Örneğin sadece okuma izni vermek istiyor isek 4 verecek iken , birden fazla izin vermek istediğinizde bu izinlerin toplamı yazılmalıdır.</text:p>
      <text:p text:style-name="P49">Buradan yola çıkarsak ; </text:p>
      <text:p text:style-name="P49"/>
      <text:p text:style-name="P49">7 : İlgili kullanıcıya tüm yetkileri verilmesini belirtir. ( Çalıştırma + Yazma + Okuma )</text:p>
      <text:p text:style-name="P49">6 : İlgili kullanıcıya yazma ve okuma yetkisi verilmesini belirtir. ( Okuma + Yazma )</text:p>
      <text:p text:style-name="P49">5 : İlgili kullanıcıya çalıştırma ve okuma yetkisi verilmesini belirtir. ( Çalıştırma + Okuma )</text:p>
      <text:p text:style-name="P49">3 : İlgili kullanıcıya çalıştırma ve yazma yetkisi verilmesini belirtir. ( Çalıştırma + Yazma )</text:p>
      <text:p text:style-name="P49"/>
      <text:p text:style-name="P49">Örneğin ;</text:p>
      <text:p text:style-name="P49"/>
      <text:p text:style-name="P49">Alfa adında bir dosyamız yada dizinimiz olduğunu düşünelim</text:p>
      <text:p text:style-name="P49"/>
      <text:p text:style-name="P49">chmod 777 Alfa ; Tüm kullanıcılara tüm izinleri verir.</text:p>
      <text:p text:style-name="P49">Chmod 700 Alfa ; Sadece Ana kullanıcıya tüm izinleri verir.</text:p>
      <text:p text:style-name="P49">Chmod 070 Alfa ; Sadece gruptaki üyelere tüm izinleri verir.</text:p>
      <text:p text:style-name="P49">Chmod 007 Alfa ; <text:span text:style-name="T31">Sadece grupta olmaya ve ana kullanıcı olmayan kullanıcılara yetkileri verirken</text:span></text:p>
      <text:p text:style-name="P50">chmod 755 Alfa ; Ana kullanıcıya tüm yetkileri verirken , gruptaki kullanıcılara ve geriye kalan</text:p>
      <text:p text:style-name="P50"><text:tab/><text:tab/> <text:s text:c="4"/>diger kullanıcılara okuma ve çalıştırma yetkisi verir.</text:p>
      <text:p text:style-name="P49"/>
      <text:p text:style-name="P49"/>
      <text:p text:style-name="P19">wc komutu ;</text:p>
      <text:p text:style-name="P51"/>
      <text:p text:style-name="P52">wc komutu metin belgelerinin içeriğini sayısal verilere döker diyebiliriz. Mevcut dos<text:span text:style-name="T32">yanın boyutunun kaç byte olduğunu </text:span>, <text:span text:style-name="T32">içerisinde</text:span> kaç satır , ve kaç cümle metin olduğuna dair bilgileri verir.</text:p>
      <text:p text:style-name="P52"/>
      <text:p text:style-name="P52">Örneğin ; Linux Pardus Linux yazan bir alfa dosyasına bakarsak ;</text:p>
      <text:p text:style-name="P52"/>
      <text:p text:style-name="P52">wc alfa ‘ komutunun çıktısı</text:p>
      <text:p text:style-name="P52"/>
      <text:p text:style-name="P52">1 3 19</text:p>
      <text:p text:style-name="P52"/>
      <text:p text:style-name="P53"><text:span text:style-name="T10">1 –</text:span> Satır sayısını</text:p>
      <text:p text:style-name="P53"><text:span text:style-name="T10">3 – </text:span>Cümle sayısını</text:p>
      <text:p text:style-name="P53"><text:span text:style-name="T10">19 –</text:span> Boyutunu byte cinsinden belirtmektedir.</text:p>
      <text:p text:style-name="P52"/>
      <text:p text:style-name="P53"><text:span text:style-name="T3">wc -c ;</text:span> -c parametresi dosyanın boyutunu byte cinsinden gösterir.</text:p>
      <text:p text:style-name="P53"/>
      <text:p text:style-name="P53"><text:span text:style-name="T3">wc -m ;</text:span> -m parametresi dosyanın içerisinde kaç harf olduğunu ( sayısını ) gösterir.</text:p>
      <text:p text:style-name="P53"/>
      <text:p text:style-name="P54"><text:span text:style-name="T3">wc -l ; </text:span>-l parametresi dosyada kaç satır olduğunu gösterir.</text:p>
      <text:p text:style-name="P54"/>
      <text:p text:style-name="P54"><text:span text:style-name="T3">wc -L ;</text:span> -L parametresi dosyadaki en uzun satırın boyutunu gösterir.</text:p>
      <text:p text:style-name="P53"/>
      <text:p text:style-name="P54"><text:soft-page-break/><text:span text:style-name="T3">wc -w; </text:span>-w parametresi dosyada kaç tane cümle olduğunu sayar. </text:p>
      <text:p text:style-name="P54"/>
      <text:p text:style-name="P54"/>
      <text:p text:style-name="P20">more komutu ;</text:p>
      <text:p text:style-name="P54"/>
      <text:p text:style-name="P55">more yani daha fazla anlamına gelmektedir ve cat gibi bir metin yani dosya okuma komutudur.</text:p>
      <text:p text:style-name="P56">Özellikle terminal ekranına sığmayan metin dosyalarını görüntülemek için kullanılmaktadır.</text:p>
      <text:p text:style-name="P56"/>
      <text:p text:style-name="P56">more dosyaadı komutu ile bir dosyayı görüntülediğimizde, <text:span text:style-name="T33">ilgili dosyanın içeriği terminalde karşımıza bir sayfa olarak çıkacaktır, okumaya satır satır devam etmek için Enter , sayfa sayfa devam etmek için Space tuşu kullanılabilir. Çıkmak için ise CTRL + C kombinasyonu yada q kullanılabilir.</text:span></text:p>
      <text:p text:style-name="P56"/>
      <text:p text:style-name="P57"><text:span text:style-name="T3">more +satir_numarasi dosyaadı ;</text:span> +satir_numarası parametresi kullanılırsa, ilgili okunmak istenen dosyada belirtilen satır numarasından ( sayi olarak ) başlayarak dosyayı görüntülecektir.</text:p>
      <text:p text:style-name="P57"/>
      <text:p text:style-name="P57">Örneğin ;</text:p>
      <text:p text:style-name="P57"/>
      <text:p text:style-name="P57">more +100 syslog ; ifadesi syslog dosyasını 100. satırından itibaren görüntüleyecektir. 100. satirdan öncesini göstermeyecektir.</text:p>
      <text:p text:style-name="P57"/>
      <text:p text:style-name="P58"><text:span text:style-name="T7">m</text:span><text:span text:style-name="T6">ore -sayfa_basina_gosterilecek_satir_sayisi dosyaadı ;</text:span> - ( eksi ) parametresinden sonra belirttiğimiz sayı kadar , sayfa başına satır gösterecektir.</text:p>
      <text:p text:style-name="P58"/>
      <text:p text:style-name="P59">Örneğin ;</text:p>
      <text:p text:style-name="P59"/>
      <text:p text:style-name="P59">more -5 syslog ; ifadesi ilk olarak , ilk beş satırı gösterecektir. Çünkü sayfa başına 5 satır göstermesini belirttik. Enter ile ilerlersek , yine tek satır , tek satır şeklinde ilerleyecektir. Sayfa olarak ilerlemek için Space tuşuna basarsak , burada tam bir sayfa olarak değil , sayfa başına 5 satır göster diye belirttiğimiz için 5 satır , 5 satır şeklinde ilerleyecektir.</text:p>
      <text:p text:style-name="P59"/>
      <text:p text:style-name="P60"><text:span text:style-name="T3">more -s ;</text:span> -s parametresi , görüntülenmek istenen dosyadaki satırlar arasında çok fazla boşluk olması durumunda, bu boşlukları iptal etmek ve tüm satırları alt alta yazmak için kullanılır.</text:p>
      <text:p text:style-name="P60"/>
      <text:p text:style-name="P60"><text:span text:style-name="T4">m</text:span><text:span text:style-name="T3">ore +/”aranacak metin” dosyaadı ;</text:span> ifadesinde more komutu +/ parametresinden sonra yazılan cümleyi ( metini ) dosyada arayıp bulacak ve bu metinin bulunduğu noktadan başlayarak dosyayı görüntülecektir.</text:p>
      <text:p text:style-name="P60"/>
      <text:p text:style-name="P60"/>
      <text:p text:style-name="P21">head komutu ;</text:p>
      <text:p text:style-name="P59"/>
      <text:p text:style-name="P61">head komutu more gibi, bir metin okuma komutudur. Farklı olarak dosyaları en baştan aşağı doğru okumaktadır. head komutunda default değer 10 ‘ dur. Bir dosyayı head komutu ile görüntülemek istediğinizde yukarıdan aşağı 10 adet satır gösterecektir.</text:p>
      <text:p text:style-name="P61"/>
      <text:p text:style-name="P61">Örneğin ;</text:p>
      <text:p text:style-name="P61"/>
      <text:p text:style-name="P61">head alfa ; komutu alfa dosyasındaki ilk 10 satırı ekrana yazdıracaktır.</text:p>
      <text:p text:style-name="P61"/>
      <text:p text:style-name="P61"><text:span text:style-name="T3">head -birsayi ;</text:span> head komutu - ( eksi ) den sonra bir sayı girilerek belirtilirse , girilen sayı miktarı kadar satırı ekrana dosyanın en yukarı kısmından başlayarak yazdıracaktır.</text:p>
      <text:p text:style-name="P57"/>
      <text:p text:style-name="P57"><text:soft-page-break/></text:p>
      <text:p text:style-name="P61">Örneğin ;</text:p>
      <text:p text:style-name="P61"/>
      <text:p text:style-name="P61">head -15 alfa ; komutu alfa dosyasındaki ilk 15 satırı ekrana yazdıracaktır.</text:p>
      <text:p text:style-name="P61"/>
      <text:p text:style-name="P61"><text:span text:style-name="T3">head -nbirsayı ;</text:span> -n parametresi , kendisinden sonra girilen rakam sayısı kadar satırı , dosyanın en yukarısında başlayarak aşağı doğru yazdırır. Yukarıda belirttiğimiz head -birsayi komutunun kullanımı ile birebir aynıdır.</text:p>
      <text:p text:style-name="P61"/>
      <text:p text:style-name="P33">Dikkat ; Burada satır sayılırken, boş bırakılan satırlarda , satır olarak kabul edilmektedir.</text:p>
      <text:p text:style-name="P61"/>
      <text:p text:style-name="P61"><text:span text:style-name="T3">head -cbirsayi ; </text:span>-c parametresi , kendisinden sonra girilen rakam sayısını , boyut olarak kabul eder ve dosyanın en yukarısından başlayarak aşağı doğru belirtilen boyut kadarını ekranda görüntüler.</text:p>
      <text:p text:style-name="P61"/>
      <text:p text:style-name="P61">Örneğin ; </text:p>
      <text:p text:style-name="P61"/>
      <text:p text:style-name="P61">head -c125 alfa ; komutu <text:span text:style-name="T34">alfa dosyasına ait 125 byte ‘ lık veriyi dosyanın en yukarısından başlayarak ekrana yazdırır. Görüntülemek istediğiniz dosya 125 byte ‘ dan küçük olması durumunda tamamını görüntüleyecektir. Eğer dosya 125 byte ‘ dan büyükse , en yukarıdan başlayarak sadece 125 byte ‘ lık bölümünü gösterecektir.</text:span></text:p>
      <text:p text:style-name="P61"/>
      <text:p text:style-name="P62"><text:span text:style-name="T3">head -v ;</text:span> -v parametresi , dosyayı görüntülerken , görüntülenen dosyanın adını en yukarıya yazar.</text:p>
      <text:p text:style-name="P62"/>
      <text:p text:style-name="P62">Örneğin ; </text:p>
      <text:p text:style-name="P62"/>
      <text:p text:style-name="P62">head -v alfa ; komutu , alfa dosyasına ait ilk 10 satırı gösterecek ama satırların en yukarısına ==&gt;alfa&lt;== yazacaktır.</text:p>
      <text:p text:style-name="P62"/>
      <text:p text:style-name="P62"/>
      <text:p text:style-name="P22">tail komutu ; </text:p>
      <text:p text:style-name="P63"/>
      <text:p text:style-name="P63">tail komutu head komutunun<text:span text:style-name="T35">a benzer şekilde dosyaları görüntülemek için kullanılmaktadır. head komutundan farklı olarak dosyayı en alttan , yukarı doğru görüntüler. tail komutunda da default satır sayısı , tıpkı head ‘ da olduğu gibi 10 ‘ dur. tail ile bir dosyayı görüntülediğinizde dosyanın en aşağısından başlayarak yukarı doğru 10 satır görüntüleyecektir.</text:span></text:p>
      <text:p text:style-name="P63"/>
      <text:p text:style-name="P64">Örneğin ;</text:p>
      <text:p text:style-name="P64"/>
      <text:p text:style-name="P64">tail alfa ; alfa dosyasının en altından başlayarak 10 satır yukarısına kadar görüntüleyecektir.</text:p>
      <text:p text:style-name="P63"/>
      <text:p text:style-name="P64"><text:span text:style-name="T3">tail -birsayi ; </text:span>Dosyanın en altındaki satırdan başlayarak - (eksi ) ‘ den sonra belirtilen sayı kadar , satır yukarısını gösterecektir.</text:p>
      <text:p text:style-name="P64"/>
      <text:p text:style-name="P64">Örneğin ;</text:p>
      <text:p text:style-name="P64"/>
      <text:p text:style-name="P64">tail -15 alfa ; alfa dosyasının en altından başlayarak 15 satır yukarısına kadar görüntüleyecektir.</text:p>
      <text:p text:style-name="P64"/>
      <text:p text:style-name="P64"><text:span text:style-name="T3">tail -nbirsayı ;</text:span> dosyanın en altındaki satırdan başlayarak , -n parametresinden sonra belirtilen satır kadar yukarısını gösterecektir. - (eksi ) birsayı parametresi ile tamamen aynıdır.</text:p>
      <text:p text:style-name="P64"/>
      <text:p text:style-name="P34">Dikkat ; Tailde ‘ de head ‘ de olduğu gibi boş bırakılan satırlarda , satır olarak sayılmaktadır.</text:p>
      <text:p text:style-name="P62"/>
      <text:p text:style-name="P62"><text:soft-page-break/></text:p>
      <text:p text:style-name="P65"/>
      <text:p text:style-name="P66"><text:span text:style-name="T3">tail -cbirsayı ;</text:span> -<text:span text:style-name="T36">c parametresi , kendisinden sonra girilen rakamı boyut olarak algılar ve dosyanın en alt satırdan yukarı doğru belirtilen boyut kadarını ele alarak, ekranda görüntüler.</text:span></text:p>
      <text:p text:style-name="P66"/>
      <text:p text:style-name="P103">Örneğin ;</text:p>
      <text:p text:style-name="P66"/>
      <text:p text:style-name="P103">tail -c180 alfa ; komutu alfa dosyasının en alt satırından başlayarak 180 byte lık bir içeriği ekranda görüntüler.Eğer dosya boyutu 180 byte ‘ in altında ise dosya içeriğinin tamamını görüntüleyecektir.</text:p>
      <text:p text:style-name="P66"/>
      <text:p text:style-name="P66"><text:span text:style-name="T3"><text:s/></text:span><text:span text:style-name="T5">tail -v ;</text:span><text:span text:style-name="T36"> -v parametresi, dosyayı görüntülerken, görüntülediği dosyanın adını en üst kısımda görüntüler.</text:span></text:p>
      <text:p text:style-name="P66"/>
      <text:p text:style-name="P67">Örneğin ; </text:p>
      <text:p text:style-name="P67"/>
      <text:p text:style-name="P67">tail -v alfa ; komutu , alfa dosyasının en alt satırından başlayarak yukarıya doğru 10 satırı ekranda görüntüler ve dosyanın adını ==&gt; alfa &lt;== şeklinde en üst kısıma yazarak belirtir.</text:p>
      <text:p text:style-name="P67"/>
      <text:p text:style-name="P67"/>
      <text:p text:style-name="P23">less komutu ;</text:p>
      <text:p text:style-name="P67"/>
      <text:p text:style-name="P68">less komutu kullanım bakımından bir kaç pozitif ve negatif yönlerle more komutuna benzerdir. less komutuda more komutu gibi dosyaların içeriğini görüntülemek için kullanılır. Space tuşuna bastığımızda <text:span text:style-name="T37">sayfa sayfa , enter tuşuna bastığımızda satır satır aşağıya doğru inerek okumamız mümkün. Çıkmak için ise q tuşuna basmamız gerekiyor. less ile dosya okunmak istediğinde sayfa başına satır belirlemesi yapamıyoruz ve more ‘ daki gibi sayfanın yüzde kaçının okunduğuna dair bir yüzde simgesi çıkmıyor. </text:span></text:p>
      <text:p text:style-name="P68"/>
      <text:p text:style-name="P69">Less komutu ile dosyayı görüntülerken ; <text:span text:style-name="T6">/ “metin”</text:span> şeklinde tanımlama yapılarak , metin kısmına yazılan cümleleri işaretlemek mümkün.</text:p>
      <text:p text:style-name="P69"/>
      <text:p text:style-name="P69">Örneğin ;</text:p>
      <text:p text:style-name="P69"/>
      <text:p text:style-name="P69">less alfa ; komutu ile alfa dosyasının içeriğini görüntülediğimiz sırada ; /Linux yazarsak , alfa dosyası içerisinde Linux yazan tüm ifadeleri işaretleyecektir.</text:p>
      <text:p text:style-name="P68"/>
      <text:p text:style-name="P67"/>
      <text:p text:style-name="P70"><text:span text:style-name="T3">less -E ; </text:span>-E parametresi , less komutu ile dosya okunurken , dosyanın sonuna geldiğinizde otomatik olarak okuma modundan çıkmasını sağlar. -E parametresi belirtilmez ise , dosya sonuna geldiğinizde less ‘ den çıkmayacaktır. Çıkmak için q tuşuna basmanız gerekmektedir.</text:p>
      <text:p text:style-name="P70"/>
      <text:p text:style-name="P71"><text:span text:style-name="T3">less -N ;</text:span> -N parametresi ; tüm satırları numerik olarak sıralandırarak, her satırın numarasını , satır başına yazarak ekranda görüntüler.</text:p>
      <text:p text:style-name="P71"/>
      <text:p text:style-name="P71">Örneğin ;</text:p>
      <text:p text:style-name="P71"/>
      <text:p text:style-name="P71">less -N alfa ; komutu alfa dosyasının içeriğindeki her satırı , sayısal bir şekilde numaralı ve sıralı olarak ekranda görüntüler.</text:p>
      <text:p text:style-name="P71"/>
      <text:p text:style-name="P71"><text:span text:style-name="T3">less -p ;</text:span> -p parametresi kendisinden sonra “ifade” iki tırnak arasında belirtilen metini dosyada bulur ve bu metinden sonrasını görüntüler.</text:p>
      <text:p text:style-name="P71"/>
      <text:p text:style-name="P71"><text:soft-page-break/></text:p>
      <text:p text:style-name="P71">Örneğin ;</text:p>
      <text:p text:style-name="P71"/>
      <text:p text:style-name="P71">less -p “Linux” alfa ; komutu , alfa dosyası içerisinde, yukarıdan aşağı doğru ilk Linux ‘ u göreceği satıra kadar arama yapar ve Linux ‘ u bulduktan sonra , Linux ‘ un bulunduğu satırı ve ondan sonraki tüm satırları ekranda görüntüler.</text:p>
      <text:p text:style-name="P71"/>
      <text:p text:style-name="P71"/>
      <text:p text:style-name="P115"><text:span text:style-name="T56">top komutu ;</text:span></text:p>
      <text:p text:style-name="P71"/>
      <text:p text:style-name="P72">top komutu , sistemde çalışmakta olan işlemleri ve işlemlerin anlık istatik verilerini görmemizi sağlayan bir komuttur. Windows Bazlı sistemlerde görev yöneticisinin , işlemler sekmesine benzetilebilir. top komutu yazıldığında , terminalde sürekli olarak çalışmaktadır , top komutundan çıkmak için CTRL + C kombinasyonu yada q tuşu kullanılabilir. <text:span text:style-name="T38">Ayrıca her işleme ait özel bir ID bulunur ve PID ( yani process ID ) olarak adlandırılır. PID ‘ ler özellikle istenilen programları sonlandırmada yada sadece onlara ait olan istatikstikleri görmek için kullanılır.</text:span></text:p>
      <text:p text:style-name="P72"/>
      <text:p text:style-name="P76">Top ekranında çıkan<text:span text:style-name="T39">ları açıklayalım daha sonra parametrelerine geçeceğiz.</text:span></text:p>
      <text:p text:style-name="P76"/>
      <text:p text:style-name="P98">1. Satırda ;</text:p>
      <text:p text:style-name="P77"/>
      <text:p text:style-name="P77">top – 11:37:19 up 18 day, 1:25, <text:s/>1 users, <text:s/>load average: 0.02, 0.12, 0.07</text:p>
      <text:p text:style-name="P77"/>
      <text:p text:style-name="P77"><text:span text:style-name="T10">11:37:19 <text:s/>===&gt;</text:span> mevcut saati</text:p>
      <text:p text:style-name="P77"/>
      <text:p text:style-name="P77"><text:span text:style-name="T10">up 18 day, 1:25 <text:s/>===&gt;</text:span> Makinanın ( Bilgisayarın ) ne kadar süre ile açık olduğunu gösterir</text:p>
      <text:p text:style-name="P72"/>
      <text:p text:style-name="P77"><text:span text:style-name="T10">1 users <text:s/>===&gt;</text:span> Kaç kullanıcının makinaya giriş yaptığını gösterir</text:p>
      <text:p text:style-name="P77"/>
      <text:p text:style-name="P77"><text:span text:style-name="T10">load average <text:s/>===&gt;</text:span> Ortalama sistem yükünü gösterir. İlk sayı son 1 dakikayı , İkinci sayi son 5 </text:p>
      <text:p text:style-name="P77"><text:tab/><text:tab/> <text:s text:c="8"/>dakikayı ve Üçüncü sayıda son 15 dakikayı gösterir.</text:p>
      <text:p text:style-name="P77"/>
      <text:p text:style-name="P99">2. Satırda ;</text:p>
      <text:p text:style-name="P78"/>
      <text:p text:style-name="P78">Tasks : 73 total, 2 running, 71 sleeping, 0 stopped, 0 zombie</text:p>
      <text:p text:style-name="P78"/>
      <text:p text:style-name="P79"><text:span text:style-name="T10">73 total <text:s/>===&gt;</text:span> Toplamdan kaç işlemin yürürlükte olduğunu gösterir.</text:p>
      <text:p text:style-name="P79"/>
      <text:p text:style-name="P79"><text:span text:style-name="T10">2 running <text:s/>===&gt; </text:span>2 adet <text:span text:style-name="T40">çalışan işlem olduğunu belirtir.</text:span></text:p>
      <text:p text:style-name="P79"/>
      <text:p text:style-name="P80"><text:span text:style-name="T10">71 sleeping <text:s/>===&gt;</text:span> 71 işlemin uykuda ( beklemede ) olduğunu belirtir.</text:p>
      <text:p text:style-name="P80"/>
      <text:p text:style-name="P80"><text:span text:style-name="T10">0 stopped <text:s/>===&gt;</text:span> 0 işlemin durdurulduğunu belirtir.</text:p>
      <text:p text:style-name="P80"/>
      <text:p text:style-name="P80"><text:span text:style-name="T10">0 zombie <text:s/>===&gt;</text:span> 0 işlemin zombi ( fonksiyonelliğini kaybetmiş ) olduğunu belirtir.</text:p>
      <text:p text:style-name="P77"/>
      <text:p text:style-name="P77"/>
      <text:p text:style-name="P100"/>
      <text:p text:style-name="P100"/>
      <text:p text:style-name="P100"/>
      <text:p text:style-name="P100"/>
      <text:p text:style-name="P100"/>
      <text:p text:style-name="P100"><text:soft-page-break/>3. Satırda ;</text:p>
      <text:p text:style-name="P87"/>
      <text:p text:style-name="P87">Cpu(s) : 0.3%us, <text:s text:c="2"/>0.0%sy, <text:s text:c="2"/>0.0%ni, <text:s text:c="3"/>99.4%id, <text:s text:c="3"/>0.0%wa, <text:s text:c="3"/>0.3%hi, <text:s text:c="3"/>0.0%si, <text:s text:c="3"/>0.0%st</text:p>
      <text:p text:style-name="P87"/>
      <text:p text:style-name="P81"><text:span text:style-name="T10">0.</text:span><text:span text:style-name="T11">3%us</text:span><text:span text:style-name="T10"> <text:s/>===&gt;</text:span> <text:span text:style-name="T41">Kullanıcıya ait işlemlerin cpu kullanımının yüzdesini gösterir</text:span></text:p>
      <text:p text:style-name="P81"/>
      <text:p text:style-name="P81"><text:span text:style-name="T10">0.</text:span><text:span text:style-name="T11">0%sy</text:span><text:span text:style-name="T10"> <text:s/>===&gt;</text:span> <text:span text:style-name="T41">Sisteme ait işlemlerin cpu kullanımının yüzdesini gösterir.</text:span></text:p>
      <text:p text:style-name="P81"/>
      <text:p text:style-name="P81"><text:span text:style-name="T10">0.</text:span><text:span text:style-name="T11">0%ni</text:span><text:span text:style-name="T10"> <text:s/>===&gt;</text:span> <text:span text:style-name="T42">Önceliği olan işlemlerin cpu kullanımının yüzdesini gösterir. ( Linux ‘ daki nice </text:span></text:p>
      <text:p text:style-name="P81"><text:tab/><text:tab/> <text:span text:style-name="T42">işlem kavramından gelir ve İşlemlerin önceliğini belirler. )</text:span></text:p>
      <text:p text:style-name="P81"/>
      <text:p text:style-name="P82"><text:span text:style-name="T10">0.</text:span><text:span text:style-name="T11">0%</text:span><text:span text:style-name="T12">id</text:span><text:span text:style-name="T10"> <text:s/>===&gt;</text:span> <text:span text:style-name="T42">İşlemcinin ( cpu ) boşta yüzdesini gösterir. ( Kullanılmayan miktar yüzdesi )</text:span></text:p>
      <text:p text:style-name="P82"/>
      <text:p text:style-name="P82"><text:span text:style-name="T10">0.</text:span><text:span text:style-name="T11">0%</text:span><text:span text:style-name="T12">wa</text:span><text:span text:style-name="T10"> <text:s/>===&gt;</text:span> <text:span text:style-name="T42">I/O (Input-Output) operasyonu bekleyen işlemlerin cpu kullanım yüzdesini gösterir.</text:span></text:p>
      <text:p text:style-name="P82"/>
      <text:p text:style-name="P82"><text:span text:style-name="T10">0.</text:span><text:span text:style-name="T11">0%</text:span><text:span text:style-name="T12">hi</text:span><text:span text:style-name="T10"> ===&gt;</text:span> <text:span text:style-name="T43">Donanımlara müdahele ( Hardware IRQ ) için kullanılan cpu yüzdesini gösterir.</text:span></text:p>
      <text:p text:style-name="P82"/>
      <text:p text:style-name="P83"><text:span text:style-name="T10">0.</text:span><text:span text:style-name="T11">0%</text:span><text:span text:style-name="T13">si</text:span><text:span text:style-name="T10"> ===&gt;</text:span> <text:span text:style-name="T43">Yazılımlara müdahale ( Software IRQ ) için kullanılan cpu yüzdesini gösterir.</text:span></text:p>
      <text:p text:style-name="P83"/>
      <text:p text:style-name="P83"><text:span text:style-name="T10">0.</text:span><text:span text:style-name="T11">0%</text:span><text:span text:style-name="T13">st</text:span><text:span text:style-name="T10"> ===&gt;</text:span> <text:span text:style-name="T43">Sisteme kurulu olan sanal makinaların cpu kullanım yüzdesini gösterir. Eğer</text:span></text:p>
      <text:p text:style-name="P83"><text:tab/><text:tab/><text:span text:style-name="T43">sistemde çalışan bir sanal makina yok ise yüzde daima 0.0 ‘ da olacaktır.</text:span></text:p>
      <text:p text:style-name="P83"/>
      <text:p text:style-name="P72"/>
      <text:p text:style-name="P101"><text:span text:style-name="T43">4</text:span>. Satırda ;</text:p>
      <text:p text:style-name="P72"/>
      <text:p text:style-name="P88">Mem: <text:s text:c="3"/><text:span text:style-name="T44"><text:s/>3900520 total, <text:s text:c="5"/>561540 free, <text:s text:c="4"/>1319444 used, <text:s text:c="3"/>2024024 buff/cache</text:span></text:p>
      <text:p text:style-name="P89">Swap : <text:s text:c="3"/>4055036 total, <text:s text:c="4"/>4055036 free, <text:s text:c="14"/>0 used, <text:s text:c="4"/><text:span text:style-name="T45">2068868 avail Mem</text:span></text:p>
      <text:p text:style-name="P89"/>
      <text:p text:style-name="P84"><text:span text:style-name="T14">3900520 total <text:s/></text:span><text:span text:style-name="T10">===&gt;</text:span> <text:span text:style-name="T46">Toplam bellek miktarını ( RAM ) gösterir.</text:span></text:p>
      <text:p text:style-name="P84"/>
      <text:p text:style-name="P85"><text:span text:style-name="T16">561540</text:span><text:span text:style-name="T14"> </text:span><text:span text:style-name="T15">free </text:span><text:span text:style-name="T14"><text:s/></text:span><text:span text:style-name="T10">===&gt;</text:span> <text:span text:style-name="T46">Kullanılmayan bellek miktarını ( RAM ) gösterir.</text:span></text:p>
      <text:p text:style-name="P72"/>
      <text:p text:style-name="P85"><text:span text:style-name="T16">1319444</text:span><text:span text:style-name="T14"> </text:span><text:span text:style-name="T16">used</text:span><text:span text:style-name="T14"> </text:span><text:span text:style-name="T10">===&gt;</text:span> <text:span text:style-name="T47">Kullanılan bellek miktarını ( RAM ) gösterir.</text:span></text:p>
      <text:p text:style-name="P72"/>
      <text:p text:style-name="P86"><text:span text:style-name="T16">2024024</text:span><text:span text:style-name="T14"> </text:span><text:span text:style-name="T16">buff/cache</text:span><text:span text:style-name="T14"> </text:span><text:span text:style-name="T10">===&gt;</text:span> <text:span text:style-name="T47">Cache için ayrılan ( RAM ) üzerindeki miktarı gösterir.</text:span></text:p>
      <text:p text:style-name="P86"/>
      <text:p text:style-name="P90"><text:span text:style-name="T50">Önemli Not :</text:span><text:span text:style-name="T48"> </text:span>RAM kullanımı konusunda, Linux için bilinmesi gereken şey, Used kısmında belirtilen RAM miktarının aslında tamamının kullanılmamasıdır. Used kısmında belirtilen kullanılan ram miktarı aktif kullanılan ram miktarını göstermez.Linux çekirdeği sistemdeki memory kullanımını en optimal seviyede kullanmaya çalışır <text:span text:style-name="T48">memory de tutulan bilgileri gerek gördüğünde hazır tutmak üzere saklar. Bu nedenle Used kısmı aslında , hem aktif kullanılan RAM Miktarını , hemde RAM <text:s/>üzerinde cache edilmiş önbellek miktarını göstermektedir.</text:span></text:p>
      <text:p text:style-name="P90"/>
      <text:p text:style-name="P102"><text:span text:style-name="T51">5</text:span>. Satırda <text:span text:style-name="T51">( İşlemlerin alt alta geldiği satırların bir üst bölümü ) </text:span>;</text:p>
      <text:p text:style-name="P72"/>
      <text:p text:style-name="P91"><text:span text:style-name="T10">PID <text:s/></text:span><text:span text:style-name="T17">===&gt;</text:span> İşleme ait özel bir ID ‘ dir. Her işlemin ID ‘si kendisine özgüdür.</text:p>
      <text:p text:style-name="P91"/>
      <text:p text:style-name="P92"><text:span text:style-name="T10">USER <text:s/></text:span><text:span text:style-name="T17">===&gt;</text:span> <text:s/>İşlemin hangi kullanıcı tarafından çalıştırıldığını gösterir.</text:p>
      <text:p text:style-name="P91"/>
      <text:p text:style-name="P92"><text:span text:style-name="T10">PR <text:s/></text:span><text:span text:style-name="T17">===&gt;</text:span><text:span text:style-name="T10"> </text:span><text:s/>İşlemlerin önceli<text:span text:style-name="T52">k sırasının belirtildiği kısımdır.</text:span></text:p>
      <text:p text:style-name="P91"/>
      <text:p text:style-name="P91"/>
      <text:p text:style-name="P94"><text:soft-page-break/><text:span text:style-name="T10">NI </text:span><text:span text:style-name="T17">===&gt;</text:span> İşlemlerin Nice değerinin bulunduğu kısımdır.</text:p>
      <text:p text:style-name="P93"/>
      <text:p text:style-name="P93"><text:span text:style-name="T49">Not :</text:span> <text:span text:style-name="T53">PR yani Priority kernel ‘ in kendi oluşturduğu öncelik sırasına ait numaraları içerirken , NI yani Nice ise kullanıcının atadığı öncelik sırasına ait numaraları içerir.</text:span></text:p>
      <text:p text:style-name="P93"/>
      <text:p text:style-name="P95"><text:span text:style-name="T10">VIRT ===&gt;</text:span> İ<text:span text:style-name="T55">şlemin toplamda ne kadar belleğe erişebileceğini belirtir.</text:span></text:p>
      <text:p text:style-name="P95"/>
      <text:p text:style-name="P95"><text:span text:style-name="T10">RES ===&gt;</text:span> İşlemin kullandığı fiziksel bellek miktarını belirtir.</text:p>
      <text:p text:style-name="P95"/>
      <text:p text:style-name="P95"><text:span text:style-name="T10">SHR ===&gt;</text:span> İşlemin <text:span text:style-name="T55">erişebileceği bellek miktarından ne kadar paylaşabileceğini belirtir.</text:span></text:p>
      <text:p text:style-name="P95"/>
      <text:p text:style-name="P96"><text:span text:style-name="T10">S <text:s/></text:span><text:span text:style-name="T17">===&gt;</text:span><text:span text:style-name="T54"> </text:span>İşlemin durumunu belirtir. S = Sleep ; R = Running ; Z = Zombie</text:p>
      <text:p text:style-name="P96"/>
      <text:p text:style-name="P96"><text:span text:style-name="T10">%CPU ===&gt;</text:span> İşlemin ne kadar CPU kullandığını belirtir.</text:p>
      <text:p text:style-name="P96"/>
      <text:p text:style-name="P96"><text:span text:style-name="T10">%MEM ===&gt;</text:span> İşlemin ne kadar bellek ( RAM ) kullandığını görüntüler.</text:p>
      <text:p text:style-name="P96"/>
      <text:p text:style-name="P96"><text:span text:style-name="T10">TIME4 ===&gt;</text:span> İşlemin toplamda ne kadar süredir aktif olduğunu belirtir.</text:p>
      <text:p text:style-name="P96"/>
      <text:p text:style-name="P96"><text:span text:style-name="T10">COMMAND ===&gt;</text:span> İşlemin adını belirtir.</text:p>
      <text:p text:style-name="P96"/>
      <text:p text:style-name="P96"/>
      <text:p text:style-name="P96">Şimdi Top komutunun parametrelerinden bahsedelim.</text:p>
      <text:p text:style-name="P96"/>
      <text:p text:style-name="P72"/>
      <text:p text:style-name="P73"><text:span text:style-name="T3">top -c ;</text:span> -c parametresi, çalışan işlemleri kök dizini içerisinde gösterir. Hangi işlemin hangi dizinler altında çalıştığını görmek için özellikle kullanılan bir parametredir.</text:p>
      <text:p text:style-name="P71"/>
      <text:p text:style-name="P74"><text:span text:style-name="T3">top -d ; </text:span>-d parametresi , gösterilen işlemlerin ne kadar sürede bir yenileneceğini belirtir.</text:p>
      <text:p text:style-name="P74"/>
      <text:p text:style-name="P74">Örneğin ;</text:p>
      <text:p text:style-name="P74"/>
      <text:p text:style-name="P74">top -d100 ; komutu top komutunu çalıştırır ve ekrandaki işlemleri her 100 saniyede bir yeniler.</text:p>
      <text:p text:style-name="P74"/>
      <text:p text:style-name="P71"/>
      <text:p text:style-name="P74"><text:span text:style-name="T3">top -p ; </text:span>-p parametresi , özellikle sadece bir işleme ait istatistikleri görmek için kullanılan bir komuttur. -p parametresinden sonra işlemin PID numarası yani ( Process ID ) girilirse , sadece girilen ID ye sahip işlemin istatistikleri gösterilir.</text:p>
      <text:p text:style-name="P74"/>
      <text:p text:style-name="P74">Örneğin ;</text:p>
      <text:p text:style-name="P74"/>
      <text:p text:style-name="P74">top -p 100 ; komutunda sadece PID numarası 100 olan işlem top komutu içerisinde gösterilecektir.</text:p>
      <text:p text:style-name="P74"/>
      <text:p text:style-name="P74"/>
      <text:p text:style-name="P75"><text:span text:style-name="T3">top -i ;</text:span> -i parametresi , bekleme durumunda olan yada zombie durumunda olan işlemleri görmezden gelir ve top ekranında görüntülemez. Bekleme durumunda olan işlemler bellekte hazır bekletilen işlemler , zombie işlemler ise fonksiyonelliğini kaybetmiş işlemler olarak tanımlanabilir.</text:p>
      <text:p text:style-name="P75"/>
      <text:p text:style-name="P75"/>
      <text:p text:style-name="P75"><text:span text:style-name="T3">top -n ; </text:span>-n parametresi , otomatik olarak top ‘ dan çıkılmasını tanımlayan bir komuttur. -n parametresinden sonra girilen bir rakam kadar yenileme yapıldığında otomatik olarak top ‘ dan çıkar.</text:p>
      <text:p text:style-name="P75"><text:soft-page-break/></text:p>
      <text:p text:style-name="P75">Örneğin ;</text:p>
      <text:p text:style-name="P75"/>
      <text:p text:style-name="P75">top -n12 ; komutunda top işlemleri 12 kez yeniledikten sonra otomatik olarak top ‘ dan çıkar.</text:p>
      <text:p text:style-name="P112"/>
      <text:p text:style-name="P112"/>
      <text:p text:style-name="P112">file komutu ;</text:p>
      <text:p text:style-name="P71"/>
      <text:p text:style-name="P105">file komutu dosyalarını türünü ( type ) öğrenmek için kullanılan bir komuttur.</text:p>
      <text:p text:style-name="P105"/>
      <text:p text:style-name="P105">Örneğin ;</text:p>
      <text:p text:style-name="P105"/>
      <text:p text:style-name="P105"><text:span text:style-name="T58">file</text:span> alfa.<text:span text:style-name="T57">txt </text:span></text:p>
      <text:p text:style-name="P105"/>
      <text:p text:style-name="P106">Dediğimizde , alfa txt dosyasının hangi formatta örneğin UTF-8 formatında olduğunu;</text:p>
      <text:p text:style-name="P106">alfa.txt : UTF-8 ….. şeklinde belirtecektir.</text:p>
      <text:p text:style-name="P106">Eğer dosya boş ise file is empty ( Dosya boş ) bilgisi verecektir.</text:p>
      <text:p text:style-name="P106"/>
      <text:p text:style-name="P106"/>
      <text:p text:style-name="P106"><text:span text:style-name="T3">file -b ;</text:span> -b parametresi , sadece dosya tipinin gösterilmesi için kullanılır.</text:p>
      <text:p text:style-name="P106"/>
      <text:p text:style-name="P107">Örneğin ; </text:p>
      <text:p text:style-name="P107"/>
      <text:p text:style-name="P107">file alfa.txt ; komutunun çıktısı UTF-8 … olacaktır.</text:p>
      <text:p text:style-name="P107"/>
      <text:p text:style-name="P106"/>
      <text:p text:style-name="P107"><text:span text:style-name="T3">file komutu ile birden fazla dosyaya aynı anda bakmak istiyorsanız, </text:span>isimlerinde yada uzantılarında benzerlik olması koşulu ile “ * “ ifadesini kullanabilirsiniz.</text:p>
      <text:p text:style-name="P107"/>
      <text:p text:style-name="P107">Örneğin ; file Day* ; komutu bulunduğunuz dizinde Day içeren bütün dosyalarının türlerini listeleyerek size gösterecektir.</text:p>
      <text:p text:style-name="P107"/>
      <text:p text:style-name="P71"/>
      <text:p text:style-name="P107"><text:span text:style-name="T3">file -i ;</text:span> -i parametresi dosyaların türlerini Mime formatında (Multipurpose Internet Mail Extensions)</text:p>
      <text:p text:style-name="P107">görmenizi sağlar.</text:p>
      <text:p text:style-name="P107"/>
      <text:p text:style-name="P107">Örneğin ;</text:p>
      <text:p text:style-name="P107"/>
      <text:p text:style-name="P107">file alfa.txt ; komutunun çıktısı text/plain; charset=utf-8 şeklinde , Mime formatında olacaktır.</text:p>
      <text:p text:style-name="P107"/>
      <text:p text:style-name="P107"/>
      <text:p text:style-name="P107"><text:span text:style-name="T3">file -z ; </text:span>-z parametresi sıkıştırılmış dosyanın içerisindeki dosyanın formatını ve hangi sıkıştırma programının kullanıldığını ( gzip,rar vb ) dosyayı çıkarmadan gösterir.</text:p>
      <text:p text:style-name="P107"/>
      <text:p text:style-name="P107">Örneğin ;</text:p>
      <text:p text:style-name="P107"/>
      <text:p text:style-name="P107">file -z alfa.txt.gz ; komutunun çıktısı size sıkıştırılmış dosya içerisindeki dosyanın türlerini, gz olduğu için gzip ile sıkıştırılmış dosya olduğunu, en son ne zaman üzerinde değişiklik yapıldığını göstecektir.</text:p>
      <text:p text:style-name="P107"/>
      <text:p text:style-name="P107"/>
      <text:p text:style-name="P107"><text:span text:style-name="T3">file -Z ; </text:span>-Z parametresi sadece sıkıştırılmış dosyanın içerisindeki dosyaları ve türlerini listeler.</text:p>
      <text:p text:style-name="P107"><text:soft-page-break/></text:p>
      <text:p text:style-name="P107">Örneğin ;</text:p>
      <text:p text:style-name="P107"/>
      <text:p text:style-name="P107">file -Z alfa.txt.gz komutunun çıktısı, sadece sıkıştırılmış dosya içerisindeki dosyaların adı ve türleri şeklinde olacaktır. Bu sıkıştırılmış dosyada sadece bir dosya olduğundan çıktı ;</text:p>
      <text:p text:style-name="P107"/>
      <text:p text:style-name="P107">alfa.txt.gz : UTF-8 … şeklinde olacaktır.</text:p>
      <text:p text:style-name="P107"/>
      <text:p text:style-name="P107"/>
      <text:p text:style-name="P113">which komutu ;</text:p>
      <text:p text:style-name="P107"/>
      <text:p text:style-name="P108">which komutu, sadece çalıştırılabilir komutların (executable) <text:s/><text:span text:style-name="T61">ve programların</text:span> dosya konumlarını görüntülemek için kullanılan bir komuttur.</text:p>
      <text:p text:style-name="P108"/>
      <text:p text:style-name="P108">Örneğin;</text:p>
      <text:p text:style-name="P108"/>
      <text:p text:style-name="P108">which rm ; komutu size rm komutunun dosya konumunu belirtir.</text:p>
      <text:p text:style-name="P108"/>
      <text:p text:style-name="P108">Which komutu bir dizinde bulunan bir dosyayı yani sembolik link olarak adlandırılan konumları bulmak için kullanılmaz. <text:span text:style-name="T59">Örneğin home/kullanıcı adınızda bulunan herhangi bir dosyayı bulmak için which komutu kullanılmaz.</text:span></text:p>
      <text:p text:style-name="P108"/>
      <text:p text:style-name="P109"><text:span text:style-name="T3">which -a ; </text:span>-a parametresi , aranılan çalıştırılabilir komutun adı ile eşleşen tüm dosyalarının dizinleri görüntülemek için kullanılır.</text:p>
      <text:p text:style-name="P108"/>
      <text:p text:style-name="P108"/>
      <text:p text:style-name="P114">whereis komutu ;</text:p>
      <text:p text:style-name="P108"/>
      <text:p text:style-name="P109">whereis komutu, temel olarak which komutu ile benzer şekilde çalıştırılabilen komutları <text:span text:style-name="T61">ve programları </text:span>aramak için kullanılır ancak which ‘ den daha geniş kapsamlı bir arama yaptığını söylemek mümkündür. whereis komutu aradığınız komutu<text:span text:style-name="T60">n binary, source ve <text:s/>manuel ( kullanım kılavuzu ) dosyalarının konumunuda gösterir.</text:span></text:p>
      <text:p text:style-name="P108"/>
      <text:p text:style-name="P110">Örneğin ; whereis rmdir komutunun çıktısı ;</text:p>
      <text:p text:style-name="P110"/>
      <text:p text:style-name="P110">rmdir: <text:s/>/bin/rmdir <text:s/>/usr/share/man/man1/rmdir.1.gz <text:s/>/usr/share/man/man2/rmdir.2.gz</text:p>
      <text:p text:style-name="P110">şeklinde olacaktır. Which komutu ile arama yapılırsa sadece /bin/rmdir çıktısı verecektir.</text:p>
      <text:p text:style-name="P110"/>
      <text:p text:style-name="P111"><text:span text:style-name="T8">whereis -b ;</text:span> -b parametresi sadece aranılan komuta ait binary dosyasının konumunu belirtir.</text:p>
      <text:p text:style-name="P111"/>
      <text:p text:style-name="P111">Örneğin ;</text:p>
      <text:p text:style-name="P111"/>
      <text:p text:style-name="P111">whereis -b rmdir <text:s/>komutunun çıktısı </text:p>
      <text:p text:style-name="P111">rmdir : /bin/rmdir olur.</text:p>
      <text:p text:style-name="P111"/>
      <text:p text:style-name="P111"><text:span text:style-name="T3">whereis -m ; </text:span>-m parametresi sadece aranılan komuta ait manuel ( kullanım kılavuzu ) dosyalarının konumunu görüntüler.</text:p>
      <text:p text:style-name="P111"/>
      <text:p text:style-name="P111">Örneğin ;</text:p>
      <text:p text:style-name="P111"/>
      <text:p text:style-name="P111">whereis -m rmdir komutunun çıktısı</text:p>
      <text:p text:style-name="P111">rmdir: /usr/share/man/man1/rmdir.1.gz /usr/share/man/man2/rmdir.2.gz olacaktır.</text:p>
      <text:p text:style-name="P111"><text:soft-page-break/></text:p>
      <text:p text:style-name="P111"/>
      <text:p text:style-name="P111"/>
      <text:p text:style-name="P116"/>
      <text:p text:style-name="P97"><text:s/></text:p>
      <text:p text:style-name="P97"/>
      <text:p text:style-name="P2">Terminalde ;</text:p>
      <text:p text:style-name="P7"/>
      <text:p text:style-name="P8">Ilk kısımda yani @ ifadesinden sonra gördügünüz isim kullanıcı adını yani sizi simgeler.</text:p>
      <text:p text:style-name="P8"/>
      <text:p text:style-name="P8">Ikinci kısımda yani @ ifadesinden sonra gördüğünüz kısım hostname , yani bilgisayarınızın adını , ağ üzerinde göründüğü adı belirtir.</text:p>
      <text:p text:style-name="P8"/>
      <text:p text:style-name="P8">Ikinci kısımdan sonra gelen : ifadesi ayırıcı görevi görür.</text:p>
      <text:p text:style-name="P8"/>
      <text:p text:style-name="P8">Ondan sonra gelen ;</text:p>
      <text:p text:style-name="P8"/>
      <text:p text:style-name="P8">~ = ifadesi /home/kullanıcıadı yani sizin home dizini altındaki klasörünüzde olduğunuzu gösterir.</text:p>
      <text:p text:style-name="P8"/>
      <text:p text:style-name="P8">/ = ifadesi ise root yani kök dizinde olduğunuzu gösterir. Kök ‘ ün daha altında bir dizin yoktur.</text:p>
      <text:p text:style-name="P8"/>
      <text:p text:style-name="P3"><text:s/></text:p>
      <text:p text:style-name="P8"/>
      <text:p text:style-name="P8"/>
      <text:p text:style-name="P8"/>
      <text:p text:style-name="P8"/>
      <text:p text:style-name="P8"/>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1T19:52:21.547888102</meta:creation-date>
    <dc:date>2018-08-11T13:41:46.461799765</dc:date>
    <meta:editing-duration>P1DT7H32M48S</meta:editing-duration>
    <meta:editing-cycles>19</meta:editing-cycles>
    <meta:generator>LibreOffice/5.1.6.2$Linux_X86_64 LibreOffice_project/10m0$Build-2</meta:generator>
    <meta:document-statistic meta:table-count="0" meta:image-count="0" meta:object-count="0" meta:page-count="15" meta:paragraph-count="304" meta:word-count="4077" meta:character-count="28097" meta:non-whitespace-character-count="24162"/>
  </office:meta>
</office:document-meta>
</file>